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mn-cs" svg:font-family="+mn-cs" style:font-family-generic="system" style:font-pitch="variable"/>
    <style:font-face style:name="+mn-ea" svg:font-family="+mn-e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12.256cm" fo:margin-top="0cm" fo:margin-bottom="0cm" table:align="center" style:writing-mode="lr-tb"/>
    </style:style>
    <style:style style:name="Table2.A" style:family="table-column">
      <style:table-column-properties style:column-width="6.128cm"/>
    </style:style>
    <style:style style:name="Table2.B" style:family="table-column">
      <style:table-column-properties style:column-width="6.126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a"/>
    </style:style>
    <style:style style:name="P1" style:family="paragraph" style:parent-style-name="Standard">
      <style:paragraph-properties fo:line-height="150%" fo:text-align="justify" style:justify-single-word="false"/>
    </style:style>
    <style:style style:name="P2" style:family="paragraph" style:parent-style-name="Standard">
      <style:paragraph-properties fo:margin-top="0cm" fo:margin-bottom="0cm" loext:contextual-spacing="false" fo:line-height="150%" fo:text-align="justify" style:justify-single-word="false"/>
    </style:style>
    <style:style style:name="P3" style:family="paragraph" style:parent-style-name="Standard">
      <style:paragraph-properties fo:margin-top="0cm" fo:margin-bottom="0cm" loext:contextual-spacing="false" fo:line-height="150%" fo:text-align="justify" style:justify-single-word="false" fo:hyphenation-ladder-count="no-limit"/>
      <style:text-properties fo:hyphenate="false" fo:hyphenation-remain-char-count="2" fo:hyphenation-push-char-count="2"/>
    </style:style>
    <style:style style:name="P4" style:family="paragraph" style:parent-style-name="Standard">
      <style:paragraph-properties fo:margin-top="0cm" fo:margin-bottom="0cm" loext:contextual-spacing="false" fo:line-height="150%" fo:text-align="justify" style:justify-single-word="false" fo:hyphenation-ladder-count="no-limit">
        <style:tab-stops>
          <style:tab-stop style:position="0.25cm"/>
        </style:tab-stops>
      </style:paragraph-properties>
      <style:text-properties fo:hyphenate="false" fo:hyphenation-remain-char-count="2" fo:hyphenation-push-char-count="2"/>
    </style:style>
    <style:style style:name="P5" style:family="paragraph" style:parent-style-name="Standard">
      <style:paragraph-properties fo:margin-top="0cm" fo:margin-bottom="0cm" loext:contextual-spacing="false" fo:line-height="150%" fo:text-align="justify" style:justify-single-word="false" fo:hyphenation-ladder-count="no-limit">
        <style:tab-stops>
          <style:tab-stop style:position="1cm"/>
          <style:tab-stop style:position="1.501cm"/>
          <style:tab-stop style:position="11.243cm"/>
          <style:tab-stop style:position="15.002cm"/>
        </style:tab-stops>
      </style:paragraph-properties>
      <style:text-properties fo:hyphenate="false" fo:hyphenation-remain-char-count="2" fo:hyphenation-push-char-count="2"/>
    </style:style>
    <style:style style:name="P6" style:family="paragraph" style:parent-style-name="Standard" style:list-style-name="WWNum11">
      <style:paragraph-properties fo:margin-top="0cm" fo:margin-bottom="0cm" loext:contextual-spacing="false" fo:line-height="150%" fo:text-align="justify" style:justify-single-word="false" fo:hyphenation-ladder-count="no-limit">
        <style:tab-stops>
          <style:tab-stop style:position="1cm"/>
          <style:tab-stop style:position="1.501cm"/>
          <style:tab-stop style:position="11.243cm"/>
          <style:tab-stop style:position="15.002cm"/>
        </style:tab-stops>
      </style:paragraph-properties>
      <style:text-properties fo:hyphenate="false" fo:hyphenation-remain-char-count="2" fo:hyphenation-push-char-count="2"/>
    </style:style>
    <style:style style:name="P7" style:family="paragraph" style:parent-style-name="Standard" style:list-style-name="WWNum17">
      <style:paragraph-properties fo:margin-top="0cm" fo:margin-bottom="0cm" loext:contextual-spacing="false" fo:line-height="150%" fo:text-align="justify" style:justify-single-word="false" fo:orphans="0" fo:widows="0">
        <style:tab-stops>
          <style:tab-stop style:position="1.081cm"/>
        </style:tab-stops>
      </style:paragraph-properties>
    </style:style>
    <style:style style:name="P8" style:family="paragraph" style:parent-style-name="Standard">
      <style:paragraph-properties fo:margin-top="0cm" fo:margin-bottom="0cm" loext:contextual-spacing="false" fo:line-height="150%" fo:text-align="justify" style:justify-single-word="false" fo:hyphenation-ladder-count="no-limit"/>
      <style:text-properties style:font-name="Times New Roman" fo:font-size="14pt" fo:language="uk" fo:country="UA" style:font-name-asian="Calibri1" style:font-size-asian="14pt" style:language-asian="ar" style:country-asian="SA" style:font-size-complex="14pt" fo:hyphenate="false" fo:hyphenation-remain-char-count="2" fo:hyphenation-push-char-count="2"/>
    </style:style>
    <style:style style:name="P9" style:family="paragraph" style:parent-style-name="Standard">
      <style:paragraph-properties fo:margin-top="0cm" fo:margin-bottom="0cm" loext:contextual-spacing="false" fo:line-height="150%" fo:text-align="justify" style:justify-single-word="false" fo:hyphenation-ladder-count="no-limit">
        <style:tab-stops>
          <style:tab-stop style:position="1cm"/>
          <style:tab-stop style:position="1.501cm"/>
          <style:tab-stop style:position="11.243cm"/>
          <style:tab-stop style:position="15.002cm"/>
        </style:tab-stops>
      </style:paragraph-properties>
      <style:text-properties fo:color="#000000" style:font-name="Times New Roman" fo:font-size="14pt" fo:language="uk" fo:country="UA" style:font-name-asian="Calibri1" style:font-size-asian="14pt" style:language-asian="ar" style:country-asian="SA" style:font-size-complex="14pt" fo:hyphenate="false" fo:hyphenation-remain-char-count="2" fo:hyphenation-push-char-count="2"/>
    </style:style>
    <style:style style:name="P10" style:family="paragraph" style:parent-style-name="Standard">
      <style:paragraph-properties fo:margin-top="0cm" fo:margin-bottom="0cm" loext:contextual-spacing="false" fo:line-height="150%" fo:text-align="justify" style:justify-single-word="false" fo:hyphenation-ladder-count="no-limit">
        <style:tab-stops>
          <style:tab-stop style:position="1.058cm"/>
        </style:tab-stops>
      </style:paragraph-properties>
      <style:text-properties fo:color="#000000" style:font-name="Times New Roman" fo:font-size="14pt" fo:language="uk" fo:country="UA" style:font-name-asian="Calibri1" style:font-size-asian="14pt" style:language-asian="ar" style:country-asian="SA" style:font-size-complex="14pt" fo:hyphenate="false" fo:hyphenation-remain-char-count="2" fo:hyphenation-push-char-count="2"/>
    </style:style>
    <style:style style:name="P11" style:family="paragraph" style:parent-style-name="Standard" style:list-style-name="">
      <style:paragraph-properties fo:margin-top="0cm" fo:margin-bottom="0cm" loext:contextual-spacing="false" fo:line-height="150%" fo:text-align="justify" style:justify-single-word="false" fo:hyphenation-ladder-count="no-limit" fo:keep-with-next="always">
        <style:tab-stops>
          <style:tab-stop style:position="0cm"/>
        </style:tab-stops>
      </style:paragraph-properties>
      <style:text-properties fo:hyphenate="false" fo:hyphenation-remain-char-count="2" fo:hyphenation-push-char-count="2"/>
    </style:style>
    <style:style style:name="P12" style:family="paragraph" style:parent-style-name="Standard">
      <style:paragraph-properties fo:margin-left="0cm" fo:margin-right="0cm" fo:margin-top="0cm" fo:margin-bottom="0cm" loext:contextual-spacing="false" fo:line-height="150%" fo:text-align="justify" style:justify-single-word="false" fo:hyphenation-ladder-count="no-limit" fo:text-indent="0.953cm" style:auto-text-indent="false"/>
      <style:text-properties fo:hyphenate="false" fo:hyphenation-remain-char-count="2" fo:hyphenation-push-char-count="2"/>
    </style:style>
    <style:style style:name="P13" style:family="paragraph" style:parent-style-name="Standard" style:list-style-name="WWNum7">
      <style:paragraph-properties fo:margin-left="0cm" fo:margin-right="0cm" fo:margin-top="0cm" fo:margin-bottom="0cm" loext:contextual-spacing="false" fo:line-height="100%" fo:text-align="justify" style:justify-single-word="false" fo:hyphenation-ladder-count="no-limit" fo:text-indent="0cm" style:auto-text-indent="false">
        <style:tab-stops>
          <style:tab-stop style:position="0.501cm"/>
        </style:tab-stops>
      </style:paragraph-properties>
      <style:text-properties fo:hyphenate="false" fo:hyphenation-remain-char-count="2" fo:hyphenation-push-char-count="2"/>
    </style:style>
    <style:style style:name="P14" style:family="paragraph" style:parent-style-name="Standard">
      <style:paragraph-properties fo:margin-left="0.635cm" fo:margin-right="0cm" fo:margin-top="0cm" fo:margin-bottom="0cm" loext:contextual-spacing="false" fo:line-height="150%" fo:text-align="justify" style:justify-single-word="false" fo:hyphenation-ladder-count="no-limit" fo:text-indent="0cm" style:auto-text-indent="false"/>
      <style:text-properties style:font-name="Times New Roman" fo:font-size="14pt" fo:language="uk" fo:country="UA" fo:font-weight="bold" style:font-name-asian="Calibri1" style:font-size-asian="14pt" style:language-asian="ar" style:country-asian="SA" style:font-weight-asian="bold" style:font-size-complex="14pt" fo:hyphenate="false" fo:hyphenation-remain-char-count="2" fo:hyphenation-push-char-count="2"/>
    </style:style>
    <style:style style:name="P15" style:family="paragraph" style:parent-style-name="Standard">
      <style:paragraph-properties fo:margin-left="10.478cm" fo:margin-right="0cm" fo:margin-top="0cm" fo:margin-bottom="0cm" loext:contextual-spacing="false" fo:line-height="150%" fo:text-align="justify" style:justify-single-word="false" fo:hyphenation-ladder-count="no-limit" fo:text-indent="0cm" style:auto-text-indent="false"/>
      <style:text-properties fo:hyphenate="false" fo:hyphenation-remain-char-count="2" fo:hyphenation-push-char-count="2"/>
    </style:style>
    <style:style style:name="P1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49cm" style:auto-text-indent="false"/>
      <style:text-properties fo:hyphenate="false" fo:hyphenation-remain-char-count="2" fo:hyphenation-push-char-count="2"/>
    </style:style>
    <style:style style:name="P17" style:family="paragraph" style:parent-style-name="Standard">
      <style:paragraph-properties fo:margin-left="0cm" fo:margin-right="0cm" fo:margin-top="0cm" fo:margin-bottom="0cm" loext:contextual-spacing="false" fo:line-height="150%" fo:text-align="justify" style:justify-single-word="false" fo:hyphenation-ladder-count="no-limit" fo:text-indent="0.951cm" style:auto-text-indent="false">
        <style:tab-stops>
          <style:tab-stop style:position="13.123cm"/>
        </style:tab-stops>
      </style:paragraph-properties>
      <style:text-properties fo:hyphenate="false" fo:hyphenation-remain-char-count="2" fo:hyphenation-push-char-count="2"/>
    </style:style>
    <style:style style:name="P18" style:family="paragraph" style:parent-style-name="Standard">
      <style:paragraph-properties fo:margin-left="0cm" fo:margin-right="0cm" fo:margin-top="0cm" fo:margin-bottom="0cm" loext:contextual-spacing="false" fo:line-height="150%" fo:text-align="justify" style:justify-single-word="false" fo:hyphenation-ladder-count="no-limit" fo:text-indent="0.951cm" style:auto-text-indent="false">
        <style:tab-stops>
          <style:tab-stop style:position="13.123cm"/>
        </style:tab-stops>
      </style:paragraph-properties>
      <style:text-properties style:font-name="Times New Roman" fo:font-size="14pt" fo:language="uk" fo:country="UA" style:font-name-asian="Calibri1" style:font-size-asian="14pt" style:language-asian="ar" style:country-asian="SA" style:font-size-complex="14pt" style:font-weight-complex="bold" fo:hyphenate="false" fo:hyphenation-remain-char-count="2" fo:hyphenation-push-char-count="2"/>
    </style:style>
    <style:style style:name="P19" style:family="paragraph" style:parent-style-name="Standard">
      <style:paragraph-properties fo:margin-left="-0.501cm" fo:margin-right="0cm" fo:margin-top="0cm" fo:margin-bottom="0cm" loext:contextual-spacing="false" fo:line-height="150%" fo:text-align="justify" style:justify-single-word="false" fo:text-indent="1.752cm" style:auto-text-indent="false"/>
    </style:style>
    <style:style style:name="P20" style:family="paragraph" style:parent-style-name="Standard">
      <style:paragraph-properties fo:margin-left="-0.501cm" fo:margin-right="0cm" fo:margin-top="0cm" fo:margin-bottom="0cm" loext:contextual-spacing="false" fo:line-height="150%" fo:text-align="justify" style:justify-single-word="false" fo:hyphenation-ladder-count="no-limit" fo:text-indent="1cm" style:auto-text-indent="false"/>
      <style:text-properties fo:hyphenate="false" fo:hyphenation-remain-char-count="2" fo:hyphenation-push-char-count="2"/>
    </style:style>
    <style:style style:name="P21" style:family="paragraph" style:parent-style-name="Standard">
      <style:paragraph-properties fo:margin-left="-0.501cm" fo:margin-right="0cm" fo:margin-top="0cm" fo:margin-bottom="0cm" loext:contextual-spacing="false" fo:line-height="150%" fo:text-align="justify" style:justify-single-word="false" fo:hyphenation-ladder-count="no-limit" fo:text-indent="1.058cm" style:auto-text-indent="false"/>
      <style:text-properties fo:hyphenate="false" fo:hyphenation-remain-char-count="2" fo:hyphenation-push-char-count="2"/>
    </style:style>
    <style:style style:name="P22" style:family="paragraph" style:parent-style-name="Standard">
      <style:paragraph-properties fo:margin-left="-0.501cm" fo:margin-right="0cm" fo:margin-top="0cm" fo:margin-bottom="0cm" loext:contextual-spacing="false" fo:line-height="150%" fo:text-align="justify" style:justify-single-word="false" fo:text-indent="1.002cm" style:auto-text-indent="false"/>
    </style:style>
    <style:style style:name="P23" style:family="paragraph" style:parent-style-name="Standard">
      <style:paragraph-properties fo:margin-left="-0.501cm" fo:margin-right="0cm" fo:margin-top="0cm" fo:margin-bottom="0cm" loext:contextual-spacing="false" fo:line-height="150%" fo:text-align="justify" style:justify-single-word="false" fo:hyphenation-ladder-count="no-limit" fo:text-indent="1.002cm" style:auto-text-indent="false"/>
      <style:text-properties fo:hyphenate="false" fo:hyphenation-remain-char-count="2" fo:hyphenation-push-char-count="2"/>
    </style:style>
    <style:style style:name="P24" style:family="paragraph" style:parent-style-name="Standard">
      <style:paragraph-properties fo:margin-left="-0.501cm" fo:margin-right="0cm" fo:margin-top="0cm" fo:margin-bottom="0cm" loext:contextual-spacing="false" fo:line-height="150%" fo:text-align="justify" style:justify-single-word="false" fo:hyphenation-ladder-count="no-limit" fo:text-indent="1.002cm" style:auto-text-indent="false">
        <style:tab-stops>
          <style:tab-stop style:position="1.058cm"/>
        </style:tab-stops>
      </style:paragraph-properties>
      <style:text-properties fo:hyphenate="false" fo:hyphenation-remain-char-count="2" fo:hyphenation-push-char-count="2"/>
    </style:style>
    <style:style style:name="P25" style:family="paragraph" style:parent-style-name="Standard">
      <loext:graphic-properties draw:fill="solid" draw:fill-color="#ffffff"/>
      <style:paragraph-properties fo:margin-left="-0.501cm" fo:margin-right="0cm" fo:margin-top="0cm" fo:margin-bottom="0cm" loext:contextual-spacing="false" fo:line-height="150%" fo:text-align="justify" style:justify-single-word="false" fo:hyphenation-ladder-count="no-limit" fo:text-indent="1.002cm" style:auto-text-indent="false" fo:background-color="#ffffff">
        <style:tab-stops>
          <style:tab-stop style:position="1.058cm"/>
        </style:tab-stops>
      </style:paragraph-properties>
      <style:text-properties fo:hyphenate="false" fo:hyphenation-remain-char-count="2" fo:hyphenation-push-char-count="2"/>
    </style:style>
    <style:style style:name="P26" style:family="paragraph" style:parent-style-name="Standard" style:list-style-name="WWNum8">
      <style:paragraph-properties fo:margin-left="0.25cm" fo:margin-right="0cm" fo:margin-top="0cm" fo:margin-bottom="0cm" loext:contextual-spacing="true" fo:line-height="150%" fo:text-align="justify" style:justify-single-word="false" fo:hyphenation-ladder-count="no-limit" fo:text-indent="-0.635cm" style:auto-text-indent="false">
        <style:tab-stops>
          <style:tab-stop style:position="0.501cm"/>
          <style:tab-stop style:position="1.482cm"/>
        </style:tab-stops>
      </style:paragraph-properties>
      <style:text-properties fo:hyphenate="false" fo:hyphenation-remain-char-count="2" fo:hyphenation-push-char-count="2"/>
    </style:style>
    <style:style style:name="P27" style:family="paragraph" style:parent-style-name="Standard">
      <loext:graphic-properties draw:fill="solid" draw:fill-color="#ffffff"/>
      <style:paragraph-properties fo:margin-left="0cm" fo:margin-right="0cm" fo:margin-top="0cm" fo:margin-bottom="0cm" loext:contextual-spacing="false" fo:line-height="150%" fo:text-align="justify" style:justify-single-word="false" fo:hyphenation-ladder-count="no-limit" fo:text-indent="1cm" style:auto-text-indent="false" fo:background-color="#ffffff">
        <style:tab-stops>
          <style:tab-stop style:position="1cm"/>
          <style:tab-stop style:position="1.501cm"/>
          <style:tab-stop style:position="15.002cm"/>
        </style:tab-stops>
      </style:paragraph-properties>
      <style:text-properties fo:hyphenate="false" fo:hyphenation-remain-char-count="2" fo:hyphenation-push-char-count="2"/>
    </style:style>
    <style:style style:name="P28" style:family="paragraph" style:parent-style-name="Standard" style:list-style-name="">
      <style:paragraph-properties fo:margin-left="1.016cm" fo:margin-right="0cm" fo:margin-top="0cm" fo:margin-bottom="0cm" loext:contextual-spacing="false" fo:line-height="150%" fo:text-align="justify" style:justify-single-word="false" fo:hyphenation-ladder-count="no-limit" fo:text-indent="-1.016cm" style:auto-text-indent="false">
        <style:tab-stops>
          <style:tab-stop style:position="0cm"/>
          <style:tab-stop style:position="1.501cm"/>
        </style:tab-stops>
      </style:paragraph-properties>
      <style:text-properties fo:hyphenate="false" fo:hyphenation-remain-char-count="2" fo:hyphenation-push-char-count="2"/>
    </style:style>
    <style:style style:name="P29"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style>
    <style:style style:name="P3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hyphenate="false" fo:hyphenation-remain-char-count="2" fo:hyphenation-push-char-count="2"/>
    </style:style>
    <style:style style:name="P31" style:family="paragraph" style:parent-style-name="Standard">
      <style:paragraph-properties fo:margin-left="0cm" fo:margin-right="0cm" fo:margin-top="0cm" fo:margin-bottom="0cm" loext:contextual-spacing="false" fo:line-height="150%" fo:text-align="justify" style:justify-single-word="false" fo:orphans="0" fo:widows="0" fo:text-indent="1.251cm" style:auto-text-indent="false"/>
    </style:style>
    <style:style style:name="P32" style:family="paragraph" style:parent-style-name="Standard">
      <style:paragraph-properties fo:margin-left="0cm" fo:margin-right="0cm" fo:margin-top="0cm" fo:margin-bottom="0cm" loext:contextual-spacing="false" fo:line-height="150%" fo:text-align="justify" style:justify-single-word="false" fo:orphans="0" fo:widows="0" fo:text-indent="1.251cm" style:auto-text-indent="false">
        <style:tab-stops>
          <style:tab-stop style:position="1.693cm"/>
        </style:tab-stops>
      </style:paragraph-properties>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ab-stops>
          <style:tab-stop style:position="16.193cm"/>
        </style:tab-stops>
      </style:paragraph-properties>
    </style:style>
    <style:style style:name="P3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Times New Roman" fo:font-size="14pt" fo:language="en" fo:country="US" style:font-size-asian="14pt" style:language-asian="ar" style:country-asian="SA" style:font-size-complex="14pt" style:font-weight-complex="bold" fo:hyphenate="false" fo:hyphenation-remain-char-count="2" fo:hyphenation-push-char-count="2"/>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size="14pt" fo:language="uk" fo:country="UA" style:font-size-asian="14pt" style:font-size-complex="14pt"/>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size="14pt" fo:language="uk" fo:country="UA" fo:font-weight="bold" style:font-size-asian="14pt" style:font-weight-asian="bold" style:font-size-complex="14pt" style:font-weight-complex="bold"/>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fo:language="uk" fo:country="UA" style:font-name-asian="Times New Roman2" style:language-asian="uk" style:country-asian="UA" style:font-name-complex="Times New Roman2"/>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ab-stops>
          <style:tab-stop style:position="6.583cm"/>
        </style:tab-stops>
      </style:paragraph-properties>
      <style:text-properties fo:language="uk" fo:country="UA" style:font-name-asian="Times New Roman2" style:language-asian="uk" style:country-asian="UA" style:font-name-complex="Times New Roman2"/>
    </style:style>
    <style:style style:name="P39" style:family="paragraph" style:parent-style-name="Standard" style:list-style-name="">
      <style:paragraph-properties fo:margin-left="0cm" fo:margin-right="0cm" fo:margin-top="0cm" fo:margin-bottom="0cm" loext:contextual-spacing="false" fo:line-height="150%" fo:text-align="justify" style:justify-single-word="false" fo:keep-together="always" fo:orphans="0" fo:widows="0" fo:text-indent="1.251cm" style:auto-text-indent="false" fo:keep-with-next="always"/>
    </style:style>
    <style:style style:name="P40" style:family="paragraph" style:parent-style-name="Standard" style:master-page-name="Standard">
      <style:paragraph-properties fo:margin-left="0cm" fo:margin-right="0cm" fo:margin-top="0cm" fo:margin-bottom="0cm" loext:contextual-spacing="false" fo:line-height="150%" fo:text-align="justify" style:justify-single-word="false" fo:text-indent="1.251cm" style:auto-text-indent="false" style:page-number="auto"/>
    </style:style>
    <style:style style:name="P41" style:family="paragraph" style:parent-style-name="Standard" style:list-style-name="WWNum12">
      <style:paragraph-properties fo:margin-left="0cm" fo:margin-right="0cm" fo:margin-top="0cm" fo:margin-bottom="0cm" loext:contextual-spacing="false" fo:line-height="150%" fo:text-align="justify" style:justify-single-word="false" fo:text-indent="1.251cm" style:auto-text-indent="false"/>
    </style:style>
    <style:style style:name="P42" style:family="paragraph" style:parent-style-name="Standard" style:list-style-name="WWNum13">
      <style:paragraph-properties fo:margin-left="0cm" fo:margin-right="0cm" fo:margin-top="0cm" fo:margin-bottom="0cm" loext:contextual-spacing="false" fo:line-height="150%" fo:text-align="justify" style:justify-single-word="false" fo:text-indent="1.251cm" style:auto-text-indent="false"/>
    </style:style>
    <style:style style:name="P43" style:family="paragraph" style:parent-style-name="Standard" style:list-style-name="WWNum16">
      <style:paragraph-properties fo:margin-left="0cm" fo:margin-right="0cm" fo:margin-top="0cm" fo:margin-bottom="0cm" loext:contextual-spacing="false" fo:line-height="150%" fo:text-align="justify" style:justify-single-word="false" fo:text-indent="1.251cm" style:auto-text-indent="false">
        <style:tab-stops>
          <style:tab-stop style:position="1.693cm"/>
        </style:tab-stops>
      </style:paragraph-properties>
    </style:style>
    <style:style style:name="P44" style:family="paragraph" style:parent-style-name="Standard" style:list-style-name="WWNum15">
      <loext:graphic-properties draw:fill="solid" draw:fill-color="#ffffff"/>
      <style:paragraph-properties fo:margin-left="0cm" fo:margin-right="0cm" fo:margin-top="0cm" fo:margin-bottom="0cm" loext:contextual-spacing="false" fo:line-height="150%" fo:text-align="justify" style:justify-single-word="false" fo:text-indent="1.251cm" style:auto-text-indent="false" fo:background-color="#ffffff">
        <style:tab-stops>
          <style:tab-stop style:position="1.693cm"/>
        </style:tab-stops>
      </style:paragraph-properties>
    </style:style>
    <style:style style:name="P45" style:family="paragraph" style:parent-style-name="Standard" style:list-style-name="WWNum14">
      <style:paragraph-properties fo:margin-left="0cm" fo:margin-right="0cm" fo:margin-top="0cm" fo:margin-bottom="0cm" loext:contextual-spacing="false" fo:line-height="150%" fo:text-align="justify" style:justify-single-word="false" fo:text-indent="1.251cm" style:auto-text-indent="false"/>
    </style:style>
    <style:style style:name="P46" style:family="paragraph" style:parent-style-name="Standard" style:list-style-name="WWNum15">
      <style:paragraph-properties fo:margin-left="0cm" fo:margin-right="0cm" fo:margin-top="0cm" fo:margin-bottom="0cm" loext:contextual-spacing="false" fo:line-height="150%" fo:text-align="justify" style:justify-single-word="false" fo:text-indent="1.251cm" style:auto-text-indent="false">
        <style:tab-stops>
          <style:tab-stop style:position="1.482cm"/>
        </style:tab-stops>
      </style:paragraph-properties>
    </style:style>
    <style:style style:name="P47" style:family="paragraph" style:parent-style-name="Standard" style:list-style-name="WWNum15">
      <loext:graphic-properties draw:fill="solid" draw:fill-color="#ffffff"/>
      <style:paragraph-properties fo:margin-left="0cm" fo:margin-right="0cm" fo:margin-top="0cm" fo:margin-bottom="0cm" loext:contextual-spacing="false" fo:line-height="150%" fo:text-align="justify" style:justify-single-word="false" fo:text-indent="1.251cm" style:auto-text-indent="false" fo:background-color="#ffffff">
        <style:tab-stops>
          <style:tab-stop style:position="0.25cm"/>
          <style:tab-stop style:position="1.482cm"/>
        </style:tab-stops>
      </style:paragraph-properties>
    </style:style>
    <style:style style:name="P48" style:family="paragraph" style:parent-style-name="Standard" style:list-style-name="WWNum15">
      <style:paragraph-properties fo:margin-left="0cm" fo:margin-right="0cm" fo:margin-top="0cm" fo:margin-bottom="0cm" loext:contextual-spacing="false" fo:line-height="150%" fo:text-align="justify" style:justify-single-word="false" fo:text-indent="1.251cm" style:auto-text-indent="false">
        <style:tab-stops>
          <style:tab-stop style:position="1.482cm"/>
          <style:tab-stop style:position="2.117cm"/>
        </style:tab-stops>
      </style:paragraph-properties>
    </style:style>
    <style:style style:name="P49" style:family="paragraph" style:parent-style-name="Standard">
      <style:paragraph-properties fo:margin-left="0.635cm" fo:margin-right="0cm" fo:margin-top="0cm" fo:margin-bottom="0cm" loext:contextual-spacing="false" fo:line-height="150%" fo:text-indent="-0.318cm" style:auto-text-indent="false"/>
    </style:style>
    <style:style style:name="P50" style:family="paragraph" style:parent-style-name="Standard">
      <style:paragraph-properties fo:margin-left="0.635cm" fo:margin-right="0cm" fo:line-height="150%" fo:text-align="justify" style:justify-single-word="false" fo:text-indent="-0.318cm" style:auto-text-indent="false"/>
    </style:style>
    <style:style style:name="P51" style:family="paragraph" style:parent-style-name="Standard" style:list-style-name="WWNum18">
      <style:paragraph-properties fo:margin-left="0cm" fo:margin-right="0cm" fo:margin-top="0cm" fo:margin-bottom="0cm" loext:contextual-spacing="false" fo:line-height="150%" fo:text-align="justify" style:justify-single-word="false" fo:text-indent="-0.501cm" style:auto-text-indent="false">
        <style:tab-stops>
          <style:tab-stop style:position="0cm"/>
          <style:tab-stop style:position="5.715cm"/>
        </style:tab-stops>
      </style:paragraph-properties>
    </style:style>
    <style:style style:name="P52" style:family="paragraph" style:parent-style-name="Standard" style:list-style-name="WWNum18">
      <style:paragraph-properties fo:margin-left="0cm" fo:margin-right="0cm" fo:margin-top="0cm" fo:margin-bottom="0cm" loext:contextual-spacing="false" fo:line-height="150%" fo:text-align="justify" style:justify-single-word="false" fo:text-indent="-0.501cm" style:auto-text-indent="false">
        <style:tab-stops>
          <style:tab-stop style:position="0cm"/>
        </style:tab-stops>
      </style:paragraph-properties>
    </style:style>
    <style:style style:name="P53" style:family="paragraph" style:parent-style-name="Standard">
      <style:paragraph-properties fo:margin-left="0cm" fo:margin-right="0cm" fo:margin-top="0cm" fo:margin-bottom="0cm" loext:contextual-spacing="false" fo:line-height="150%" fo:text-align="justify" style:justify-single-word="false" fo:text-indent="-0.501cm" style:auto-text-indent="false">
        <style:tab-stops>
          <style:tab-stop style:position="0cm"/>
        </style:tab-stops>
      </style:paragraph-properties>
    </style:style>
    <style:style style:name="P54" style:family="paragraph" style:parent-style-name="Standard">
      <style:paragraph-properties fo:margin-left="-1.27cm" fo:margin-right="0cm" fo:line-height="150%" fo:text-align="justify" style:justify-single-word="false" fo:text-indent="1.27cm" style:auto-text-indent="false"/>
      <style:text-properties style:font-name="Times New Roman" fo:font-size="14pt" fo:language="uk" fo:country="UA" style:font-size-asian="14pt" style:font-size-complex="14pt"/>
    </style:style>
    <style:style style:name="P55" style:family="paragraph" style:parent-style-name="Standard">
      <style:paragraph-properties fo:margin-left="0.635cm" fo:margin-right="1.235cm" fo:margin-top="0cm" fo:margin-bottom="0cm" loext:contextual-spacing="false" fo:line-height="150%" fo:text-align="justify" style:justify-single-word="false" fo:text-indent="-0.318cm" style:auto-text-indent="false"/>
    </style:style>
    <style:style style:name="P56" style:family="paragraph" style:parent-style-name="Standard">
      <style:paragraph-properties fo:margin-left="0.635cm" fo:margin-right="1.235cm" fo:margin-top="0cm" fo:margin-bottom="0cm" loext:contextual-spacing="false" fo:line-height="150%" fo:text-align="center" style:justify-single-word="false" fo:text-indent="-0.318cm" style:auto-text-indent="false"/>
    </style:style>
    <style:style style:name="P57" style:family="paragraph" style:parent-style-name="Standard">
      <style:paragraph-properties fo:margin-left="0cm" fo:margin-right="-0.279cm" fo:margin-top="0cm" fo:margin-bottom="0cm" loext:contextual-spacing="false" fo:line-height="150%" fo:text-align="justify" style:justify-single-word="false" fo:text-indent="0cm" style:auto-text-indent="false"/>
      <style:text-properties fo:font-size="14pt" style:font-size-asian="14pt" style:font-size-complex="14pt"/>
    </style:style>
    <style:style style:name="P58" style:family="paragraph" style:parent-style-name="Standard">
      <style:paragraph-properties fo:margin-left="-0.25cm" fo:margin-right="0cm" fo:margin-top="0cm" fo:margin-bottom="0cm" loext:contextual-spacing="false" fo:line-height="150%" fo:text-align="justify" style:justify-single-word="false" fo:text-indent="0cm" style:auto-text-indent="false"/>
    </style:style>
    <style:style style:name="P59" style:family="paragraph" style:parent-style-name="Standard">
      <style:paragraph-properties fo:margin-left="-0.25cm" fo:margin-right="0cm" fo:margin-top="0cm" fo:margin-bottom="0cm" loext:contextual-spacing="false" fo:line-height="150%" fo:text-align="justify" style:justify-single-word="false" fo:text-indent="0cm" style:auto-text-indent="false">
        <style:tab-stops>
          <style:tab-stop style:position="-0.25cm"/>
          <style:tab-stop style:position="0.25cm"/>
        </style:tab-stops>
      </style:paragraph-properties>
    </style:style>
    <style:style style:name="P60" style:family="paragraph" style:parent-style-name="Standard">
      <style:paragraph-properties fo:margin-left="-0.25cm" fo:margin-right="0cm" fo:line-height="150%" fo:text-align="justify" style:justify-single-word="false" fo:text-indent="0cm" style:auto-text-indent="false">
        <style:tab-stops>
          <style:tab-stop style:position="-0.25cm"/>
          <style:tab-stop style:position="0.25cm"/>
        </style:tab-stops>
      </style:paragraph-properties>
    </style:style>
    <style:style style:name="P61" style:family="paragraph" style:parent-style-name="Standard" style:list-style-name="WWNum12">
      <style:paragraph-properties fo:margin-left="-0.25cm" fo:margin-right="-0.252cm" fo:margin-top="0cm" fo:margin-bottom="0cm" loext:contextual-spacing="false" fo:line-height="150%" fo:text-align="justify" style:justify-single-word="false" fo:text-indent="0cm" style:auto-text-indent="false">
        <style:tab-stops>
          <style:tab-stop style:position="0.25cm"/>
        </style:tab-stops>
      </style:paragraph-properties>
    </style:style>
    <style:style style:name="P62" style:family="paragraph" style:parent-style-name="Standard">
      <style:paragraph-properties fo:margin-left="-0.25cm" fo:margin-right="0.356cm" fo:line-height="150%" fo:text-align="justify" style:justify-single-word="false" fo:text-indent="0cm" style:auto-text-indent="false">
        <style:tab-stops>
          <style:tab-stop style:position="-0.25cm"/>
          <style:tab-stop style:position="0.25cm"/>
        </style:tab-stops>
      </style:paragraph-properties>
    </style:style>
    <style:style style:name="P63" style:family="paragraph" style:parent-style-name="Standard">
      <style:paragraph-properties fo:margin-left="-0.25cm" fo:margin-right="0.356cm" fo:line-height="150%" fo:text-align="justify" style:justify-single-word="false" fo:text-indent="0cm" style:auto-text-indent="false">
        <style:tab-stops>
          <style:tab-stop style:position="-0.25cm"/>
          <style:tab-stop style:position="0.25cm"/>
          <style:tab-stop style:position="17.002cm"/>
        </style:tab-stops>
      </style:paragraph-properties>
    </style:style>
    <style:style style:name="P64" style:family="paragraph" style:parent-style-name="Standard">
      <style:paragraph-properties fo:margin-left="-0.25cm" fo:margin-right="-0.279cm" fo:margin-top="0cm" fo:margin-bottom="0cm" loext:contextual-spacing="false" fo:line-height="150%" fo:text-align="justify" style:justify-single-word="false" fo:text-indent="0cm" style:auto-text-indent="false">
        <style:tab-stops>
          <style:tab-stop style:position="-0.25cm"/>
          <style:tab-stop style:position="0.25cm"/>
        </style:tab-stops>
      </style:paragraph-properties>
    </style:style>
    <style:style style:name="P65" style:family="paragraph" style:parent-style-name="Standard">
      <style:paragraph-properties fo:margin-left="-1cm" fo:margin-right="-0.252cm" fo:margin-top="0cm" fo:margin-bottom="0cm" loext:contextual-spacing="false" fo:line-height="150%" fo:text-align="justify" style:justify-single-word="false" fo:text-indent="0.75cm" style:auto-text-indent="false"/>
    </style:style>
    <style:style style:name="P66" style:family="paragraph" style:parent-style-name="Standard" style:list-style-name="WWNum20">
      <style:paragraph-properties fo:margin-left="-1cm" fo:margin-right="-0.252cm" fo:margin-top="0cm" fo:margin-bottom="0cm" loext:contextual-spacing="false" fo:line-height="150%" fo:text-align="justify" style:justify-single-word="false" fo:text-indent="0.75cm" style:auto-text-indent="false"/>
    </style:style>
    <style:style style:name="P67" style:family="paragraph" style:parent-style-name="Standard" style:list-style-name="WWNum21">
      <style:paragraph-properties fo:margin-left="-1cm" fo:margin-right="-0.252cm" fo:margin-top="0cm" fo:margin-bottom="0cm" loext:contextual-spacing="false" fo:line-height="150%" fo:text-align="justify" style:justify-single-word="false" fo:text-indent="0.75cm" style:auto-text-indent="false">
        <style:tab-stops>
          <style:tab-stop style:position="2.223cm"/>
        </style:tab-stops>
      </style:paragraph-properties>
    </style:style>
    <style:style style:name="P68" style:family="paragraph" style:parent-style-name="Standard" style:list-style-name="WWNum21">
      <style:paragraph-properties fo:margin-left="-1cm" fo:margin-right="-0.252cm" fo:margin-top="0cm" fo:margin-bottom="0cm" loext:contextual-spacing="false" fo:line-height="150%" fo:text-align="justify" style:justify-single-word="false" fo:text-indent="0.75cm" style:auto-text-indent="false"/>
    </style:style>
    <style:style style:name="P69" style:family="paragraph" style:parent-style-name="Standard" style:list-style-name="WWNum22">
      <style:paragraph-properties fo:margin-left="-1cm" fo:margin-right="-0.252cm" fo:margin-top="0cm" fo:margin-bottom="0cm" loext:contextual-spacing="false" fo:line-height="150%" fo:text-align="justify" style:justify-single-word="false" fo:text-indent="0.75cm" style:auto-text-indent="false"/>
    </style:style>
    <style:style style:name="P70" style:family="paragraph" style:parent-style-name="Standard" style:list-style-name="WWNum23">
      <style:paragraph-properties fo:margin-left="-1cm" fo:margin-right="-0.252cm" fo:margin-top="0cm" fo:margin-bottom="0cm" loext:contextual-spacing="false" fo:line-height="150%" fo:text-align="justify" style:justify-single-word="false" fo:text-indent="0.75cm" style:auto-text-indent="false"/>
    </style:style>
    <style:style style:name="P71" style:family="paragraph" style:parent-style-name="Standard" style:list-style-name="WWNum23">
      <style:paragraph-properties fo:margin-left="0cm" fo:margin-right="0cm" fo:margin-top="0cm" fo:margin-bottom="0cm" loext:contextual-spacing="false" fo:line-height="150%" fo:text-align="justify" style:justify-single-word="false" fo:text-indent="0.75cm" style:auto-text-indent="false"/>
    </style:style>
    <style:style style:name="P72" style:family="paragraph" style:parent-style-name="Standard">
      <style:paragraph-properties fo:margin-left="-0.501cm" fo:margin-right="-0.252cm" fo:margin-top="0cm" fo:margin-bottom="0cm" loext:contextual-spacing="false" fo:line-height="150%" fo:text-align="justify" style:justify-single-word="false" fo:text-indent="1.002cm" style:auto-text-indent="false"/>
    </style:style>
    <style:style style:name="P73" style:family="paragraph" style:parent-style-name="List_20_Paragraph" style:list-style-name="WWNum6">
      <style:paragraph-properties fo:margin-left="0cm" fo:margin-right="0cm" fo:margin-top="0cm" fo:margin-bottom="0cm" loext:contextual-spacing="false" fo:line-height="150%" fo:text-align="justify" style:justify-single-word="false" fo:hyphenation-ladder-count="no-limit" fo:text-indent="0cm" style:auto-text-indent="false">
        <style:tab-stops>
          <style:tab-stop style:position="0.501cm"/>
        </style:tab-stops>
      </style:paragraph-properties>
      <style:text-properties fo:hyphenate="false" fo:hyphenation-remain-char-count="2" fo:hyphenation-push-char-count="2"/>
    </style:style>
    <style:style style:name="P74" style:family="paragraph" style:parent-style-name="List_20_Paragraph" style:list-style-name="WWNum9">
      <style:paragraph-properties fo:margin-left="-0.501cm" fo:margin-right="0cm" fo:margin-top="0cm" fo:margin-bottom="0cm" loext:contextual-spacing="false" fo:line-height="150%" fo:text-align="justify" style:justify-single-word="false" fo:hyphenation-ladder-count="no-limit" fo:text-indent="1.002cm" style:auto-text-indent="false"/>
      <style:text-properties fo:hyphenate="false" fo:hyphenation-remain-char-count="2" fo:hyphenation-push-char-count="2"/>
    </style:style>
    <style:style style:name="P75" style:family="paragraph" style:parent-style-name="List_20_Paragraph" style:list-style-name="WWNum10">
      <style:paragraph-properties fo:margin-left="1.251cm" fo:margin-right="0cm" fo:margin-top="0cm" fo:margin-bottom="0cm" loext:contextual-spacing="false" fo:line-height="150%" fo:text-align="justify" style:justify-single-word="false" fo:hyphenation-ladder-count="no-limit" fo:text-indent="0cm" style:auto-text-indent="false">
        <style:tab-stops>
          <style:tab-stop style:position="2cm"/>
        </style:tab-stops>
      </style:paragraph-properties>
      <style:text-properties fo:hyphenate="false" fo:hyphenation-remain-char-count="2" fo:hyphenation-push-char-count="2"/>
    </style:style>
    <style:style style:name="P76" style:family="paragraph" style:parent-style-name="List_20_Paragraph" style:list-style-name="WWNum24">
      <style:paragraph-properties fo:margin-left="1.02cm" fo:margin-right="-0.279cm" fo:margin-top="0cm" fo:margin-bottom="0cm" loext:contextual-spacing="false" fo:line-height="150%" fo:text-align="justify" style:justify-single-word="false" fo:text-indent="-0.635cm" style:auto-text-indent="false">
        <style:tab-stops>
          <style:tab-stop style:position="16.999cm"/>
        </style:tab-stops>
      </style:paragraph-properties>
    </style:style>
    <style:style style:name="P77" style:family="paragraph" style:parent-style-name="List_20_Paragraph" style:list-style-name="WWNum12">
      <style:paragraph-properties fo:margin-left="-0.25cm" fo:margin-right="0cm" fo:margin-top="0cm" fo:margin-bottom="0cm" loext:contextual-spacing="false" fo:line-height="150%" fo:text-align="justify" style:justify-single-word="false" fo:text-indent="0cm" style:auto-text-indent="false">
        <style:tab-stops>
          <style:tab-stop style:position="0.25cm"/>
        </style:tab-stops>
      </style:paragraph-properties>
    </style:style>
    <style:style style:name="P78" style:family="paragraph" style:parent-style-name="Normal_20__28_Web_29_">
      <style:paragraph-properties fo:margin-top="0cm" fo:margin-bottom="0cm" loext:contextual-spacing="false" fo:text-align="justify" style:justify-single-word="false"/>
    </style:style>
    <style:style style:name="T1" style:family="text">
      <style:text-properties style:font-name="Times New Roman" fo:font-size="14pt" fo:language="uk" fo:country="UA" fo:font-weight="bold" style:font-size-asian="14pt" style:font-weight-asian="bold" style:font-size-complex="14pt"/>
    </style:style>
    <style:style style:name="T2" style:family="text">
      <style:text-properties style:font-name="Times New Roman" fo:font-size="14pt" fo:language="uk" fo:country="UA" fo:font-weight="bold" style:font-size-asian="14pt" style:font-weight-asian="bold" style:font-size-complex="14pt" style:font-weight-complex="bold"/>
    </style:style>
    <style:style style:name="T3" style:family="text">
      <style:text-properties style:font-name="Times New Roman" fo:font-size="14pt" fo:language="uk" fo:country="UA" fo:font-weight="bold" style:font-size-asian="14pt" style:language-asian="uk" style:country-asian="UA" style:font-weight-asian="bold" style:font-size-complex="14pt"/>
    </style:style>
    <style:style style:name="T4" style:family="text">
      <style:text-properties style:font-name="Times New Roman" fo:font-size="14pt" fo:language="uk" fo:country="UA" fo:font-weight="bold" style:font-size-asian="14pt" style:language-asian="uk" style:country-asian="UA" style:font-weight-asian="bold" style:font-size-complex="14pt" style:font-style-complex="italic" style:font-weight-complex="bold"/>
    </style:style>
    <style:style style:name="T5" style:family="text">
      <style:text-properties style:font-name="Times New Roman" fo:font-size="14pt" fo:language="uk" fo:country="UA" fo:font-weight="bold" style:font-size-asian="14pt" style:language-asian="ar" style:country-asian="SA" style:font-weight-asian="bold" style:font-size-complex="14pt" style:font-weight-complex="bold"/>
    </style:style>
    <style:style style:name="T6" style:family="text">
      <style:text-properties style:font-name="Times New Roman" fo:font-size="14pt" fo:language="uk" fo:country="UA" fo:font-weight="bold" style:font-name-asian="Calibri1" style:font-size-asian="14pt" style:language-asian="en" style:country-asian="US" style:font-weight-asian="bold" style:font-size-complex="14pt" style:font-style-complex="italic" style:font-weight-complex="bold"/>
    </style:style>
    <style:style style:name="T7" style:family="text">
      <style:text-properties style:font-name="Times New Roman" fo:font-size="14pt" fo:language="uk" fo:country="UA" fo:font-weight="bold" style:font-name-asian="Calibri1" style:font-size-asian="14pt" style:language-asian="en" style:country-asian="US" style:font-weight-asian="bold" style:font-size-complex="14pt"/>
    </style:style>
    <style:style style:name="T8" style:family="text">
      <style:text-properties style:font-name="Times New Roman" fo:font-size="14pt" fo:language="uk" fo:country="UA" fo:font-weight="bold" style:font-name-asian="Calibri1" style:font-size-asian="14pt" style:language-asian="ar" style:country-asian="SA" style:font-weight-asian="bold" style:font-size-complex="14pt"/>
    </style:style>
    <style:style style:name="T9" style:family="text">
      <style:text-properties style:font-name="Times New Roman" fo:font-size="14pt" fo:language="uk" fo:country="UA" fo:font-weight="bold" style:font-name-asian="Calibri1" style:font-size-asian="14pt" style:language-asian="ar" style:country-asian="SA" style:font-weight-asian="bold" style:font-size-complex="14pt" style:font-weight-complex="bold"/>
    </style:style>
    <style:style style:name="T10" style:family="text">
      <style:text-properties style:font-name="Times New Roman" fo:font-size="14pt" fo:language="uk" fo:country="UA" fo:font-weight="bold" style:font-name-asian="Calibri1" style:font-size-asian="14pt" style:language-asian="uk" style:country-asian="UA" style:font-weight-asian="bold" style:font-size-complex="14pt" style:font-weight-complex="bold"/>
    </style:style>
    <style:style style:name="T11" style:family="text">
      <style:text-properties style:font-name="Times New Roman" fo:font-size="14pt" fo:language="uk" fo:country="UA" style:font-name-asian="Calibri1" style:font-size-asian="14pt" style:language-asian="ar" style:country-asian="SA" style:font-size-complex="14pt"/>
    </style:style>
    <style:style style:name="T12" style:family="text">
      <style:text-properties style:font-name="Times New Roman" fo:font-size="14pt" fo:language="uk" fo:country="UA" style:font-name-asian="Calibri1" style:font-size-asian="14pt" style:language-asian="ar" style:country-asian="SA" style:font-size-complex="14pt" style:font-weight-complex="bold"/>
    </style:style>
    <style:style style:name="T13" style:family="text">
      <style:text-properties style:font-name="Times New Roman" fo:font-size="14pt" fo:language="uk" fo:country="UA" style:font-name-asian="Calibri1" style:font-size-asian="14pt" style:language-asian="zh" style:country-asian="CN" style:font-size-complex="12pt"/>
    </style:style>
    <style:style style:name="T14" style:family="text">
      <style:text-properties style:font-name="Times New Roman" fo:font-size="14pt" fo:language="uk" fo:country="UA" style:font-name-asian="Calibri1" style:font-size-asian="14pt" style:language-asian="en" style:country-asian="US" style:font-size-complex="14pt"/>
    </style:style>
    <style:style style:name="T15" style:family="text">
      <style:text-properties style:font-name="Times New Roman" fo:font-size="14pt" fo:language="uk" fo:country="UA" style:font-name-asian="Calibri1" style:font-size-asian="14pt" style:language-asian="uk" style:country-asian="UA" style:font-size-complex="14pt"/>
    </style:style>
    <style:style style:name="T16" style:family="text">
      <style:text-properties style:font-name="Times New Roman" fo:font-size="14pt" fo:language="uk" fo:country="UA" style:font-name-asian="Calibri1" style:font-size-asian="14pt" style:language-asian="uk" style:country-asian="UA" style:font-size-complex="14pt" style:font-weight-complex="bold"/>
    </style:style>
    <style:style style:name="T17" style:family="text">
      <style:text-properties style:font-name="Times New Roman" fo:font-size="14pt" fo:language="uk" fo:country="UA" fo:font-style="italic" fo:font-weight="bold" style:font-size-asian="14pt" style:language-asian="ar" style:country-asian="SA" style:font-style-asian="italic" style:font-weight-asian="bold" style:font-size-complex="14pt" style:font-weight-complex="bold"/>
    </style:style>
    <style:style style:name="T18" style:family="text">
      <style:text-properties style:font-name="Times New Roman" fo:font-size="14pt" fo:language="uk" fo:country="UA" fo:font-style="italic" fo:font-weight="bold" style:font-size-asian="14pt" style:language-asian="uk" style:country-asian="UA" style:font-style-asian="italic" style:font-weight-asian="bold" style:font-size-complex="14pt" style:font-style-complex="italic" style:font-weight-complex="bold"/>
    </style:style>
    <style:style style:name="T19" style:family="text">
      <style:text-properties style:font-name="Times New Roman" fo:font-size="14pt" fo:language="uk" fo:country="UA" fo:font-style="italic" fo:font-weight="bold" style:font-size-asian="14pt" style:font-style-asian="italic" style:font-weight-asian="bold" style:font-size-complex="14pt"/>
    </style:style>
    <style:style style:name="T20" style:family="text">
      <style:text-properties style:font-name="Times New Roman" fo:font-size="14pt" fo:language="uk" fo:country="UA" fo:font-style="italic" fo:font-weight="bold" style:font-name-asian="Calibri1" style:font-size-asian="14pt" style:language-asian="en" style:country-asian="US" style:font-style-asian="italic" style:font-weight-asian="bold" style:font-size-complex="14pt" style:font-style-complex="italic" style:font-weight-complex="bold"/>
    </style:style>
    <style:style style:name="T21" style:family="text">
      <style:text-properties style:font-name="Times New Roman" fo:font-size="14pt" fo:language="uk" fo:country="UA" fo:font-style="italic" style:font-name-asian="Calibri1" style:font-size-asian="14pt" style:language-asian="ar" style:country-asian="SA" style:font-style-asian="italic" style:font-size-complex="14pt"/>
    </style:style>
    <style:style style:name="T22" style:family="text">
      <style:text-properties style:font-name="Times New Roman" fo:font-size="14pt" fo:language="uk" fo:country="UA" fo:font-style="italic" style:font-name-asian="Calibri1" style:font-size-asian="14pt" style:language-asian="en" style:country-asian="US" style:font-style-asian="italic" style:font-size-complex="14pt"/>
    </style:style>
    <style:style style:name="T23" style:family="text">
      <style:text-properties style:font-name="Times New Roman" fo:font-size="14pt" fo:language="uk" fo:country="UA" fo:font-style="italic" style:font-size-asian="14pt" style:font-style-asian="italic" style:font-name-complex="Calibri1" style:font-size-complex="14pt"/>
    </style:style>
    <style:style style:name="T24" style:family="text">
      <style:text-properties style:font-name="Times New Roman" fo:font-size="14pt" fo:language="uk" fo:country="UA" fo:font-style="italic" style:font-size-asian="14pt" style:font-style-asian="italic" style:font-size-complex="14pt"/>
    </style:style>
    <style:style style:name="T25" style:family="text">
      <style:text-properties style:font-name="Times New Roman" fo:font-size="14pt" fo:language="uk" fo:country="UA" fo:font-style="italic" style:font-size-asian="14pt" style:font-style-asian="italic" style:font-size-complex="14pt" style:font-weight-complex="bold"/>
    </style:style>
    <style:style style:name="T26" style:family="text">
      <style:text-properties style:font-name="Times New Roman" fo:font-size="14pt" fo:language="uk" fo:country="UA" fo:font-style="italic" style:text-underline-style="solid" style:text-underline-width="auto" style:text-underline-color="font-color" style:font-size-asian="14pt" style:font-style-asian="italic" style:font-name-complex="Calibri1" style:font-size-complex="14pt"/>
    </style:style>
    <style:style style:name="T27" style:family="text">
      <style:text-properties style:font-name="Times New Roman" fo:font-size="14pt" fo:language="uk" fo:country="UA" style:font-size-asian="14pt" style:language-asian="zh" style:country-asian="CN" style:font-size-complex="12pt"/>
    </style:style>
    <style:style style:name="T28" style:family="text">
      <style:text-properties style:font-name="Times New Roman" fo:font-size="14pt" fo:language="uk" fo:country="UA" style:font-size-asian="14pt" style:language-asian="ar" style:country-asian="SA" style:font-size-complex="14pt"/>
    </style:style>
    <style:style style:name="T29" style:family="text">
      <style:text-properties style:font-name="Times New Roman" fo:font-size="14pt" fo:language="uk" fo:country="UA" style:font-size-asian="14pt" style:language-asian="ar" style:country-asian="SA" style:font-size-complex="14pt" style:font-weight-complex="bold"/>
    </style:style>
    <style:style style:name="T30" style:family="text">
      <style:text-properties style:font-name="Times New Roman" fo:font-size="14pt" fo:language="uk" fo:country="UA" style:font-size-asian="14pt" style:language-asian="uk" style:country-asian="UA" style:font-size-complex="14pt"/>
    </style:style>
    <style:style style:name="T31" style:family="text">
      <style:text-properties style:font-name="Times New Roman" fo:font-size="14pt" fo:language="uk" fo:country="UA" style:font-size-asian="14pt" style:font-name-complex="Calibri1" style:font-size-complex="14pt"/>
    </style:style>
    <style:style style:name="T32" style:family="text">
      <style:text-properties style:font-name="Times New Roman" fo:font-size="14pt" fo:language="uk" fo:country="UA" style:font-size-asian="14pt" style:font-size-complex="14pt"/>
    </style:style>
    <style:style style:name="T33" style:family="text">
      <style:text-properties style:font-name="Times New Roman" fo:font-size="14pt" fo:language="uk" fo:country="UA" style:font-size-asian="14pt" style:font-size-complex="14pt" style:font-weight-complex="bold"/>
    </style:style>
    <style:style style:name="T34" style:family="text">
      <style:text-properties style:font-name="Times New Roman" fo:font-size="14pt" fo:language="uk" fo:country="UA" style:text-underline-style="solid" style:text-underline-width="auto" style:text-underline-color="font-color" style:font-name-asian="Calibri1" style:font-size-asian="14pt" style:language-asian="ar" style:country-asian="SA" style:font-size-complex="14pt"/>
    </style:style>
    <style:style style:name="T35" style:family="text">
      <style:text-properties style:font-name="Times New Roman" fo:font-size="14pt" fo:language="uk" fo:country="UA" style:text-underline-style="solid" style:text-underline-width="auto" style:text-underline-color="font-color" style:font-size-asian="14pt" style:font-size-complex="14pt"/>
    </style:style>
    <style:style style:name="T36" style:family="text">
      <style:text-properties style:font-name="Times New Roman" fo:font-size="14pt" fo:language="en" fo:country="US" fo:font-weight="bold" style:font-size-asian="14pt" style:font-weight-asian="bold" style:font-size-complex="14pt"/>
    </style:style>
    <style:style style:name="T37" style:family="text">
      <style:text-properties style:font-name="Times New Roman" fo:font-size="14pt" fo:font-weight="bold" style:font-size-asian="14pt" style:font-weight-asian="bold" style:font-size-complex="14pt"/>
    </style:style>
    <style:style style:name="T38" style:family="text">
      <style:text-properties style:font-name="Times New Roman" fo:font-size="14pt" fo:font-weight="bold" style:font-size-asian="14pt" style:font-weight-asian="bold" style:font-size-complex="14pt" style:font-weight-complex="bold"/>
    </style:style>
    <style:style style:name="T39" style:family="text">
      <style:text-properties style:font-name="Times New Roman" fo:font-size="14pt" fo:font-weight="bold" style:font-name-asian="Calibri1" style:font-size-asian="14pt" style:language-asian="ar" style:country-asian="SA" style:font-weight-asian="bold" style:font-size-complex="14pt"/>
    </style:style>
    <style:style style:name="T40" style:family="text">
      <style:text-properties style:font-name="Times New Roman" fo:font-size="14pt" fo:font-weight="bold" style:font-name-asian="Calibri1" style:font-size-asian="14pt" style:language-asian="ar" style:country-asian="SA" style:font-weight-asian="bold" style:font-size-complex="14pt" style:font-weight-complex="bold"/>
    </style:style>
    <style:style style:name="T41" style:family="text">
      <style:text-properties style:font-name="Times New Roman" fo:font-size="14pt" style:font-name-asian="Calibri1" style:font-size-asian="14pt" style:language-asian="ar" style:country-asian="SA" style:font-size-complex="14pt"/>
    </style:style>
    <style:style style:name="T42" style:family="text">
      <style:text-properties style:font-name="Times New Roman" fo:font-size="14pt" style:font-name-asian="Calibri1" style:font-size-asian="14pt" style:language-asian="ar" style:country-asian="SA" style:font-size-complex="14pt" style:font-weight-complex="bold"/>
    </style:style>
    <style:style style:name="T43" style:family="text">
      <style:text-properties style:font-name="Times New Roman" fo:font-size="14pt" style:font-name-asian="Calibri1" style:font-size-asian="14pt" style:language-asian="uk" style:country-asian="UA" style:font-size-complex="14pt"/>
    </style:style>
    <style:style style:name="T44" style:family="text">
      <style:text-properties style:font-name="Times New Roman" fo:font-size="14pt" fo:font-style="italic" fo:font-weight="bold" style:font-name-asian="Calibri1" style:font-size-asian="14pt" style:language-asian="ar" style:country-asian="SA" style:font-style-asian="italic" style:font-weight-asian="bold" style:font-size-complex="14pt"/>
    </style:style>
    <style:style style:name="T45" style:family="text">
      <style:text-properties style:font-name="Times New Roman" fo:font-size="14pt" fo:font-style="italic" fo:font-weight="bold" style:font-size-asian="14pt" style:font-style-asian="italic" style:font-weight-asian="bold" style:font-size-complex="14pt"/>
    </style:style>
    <style:style style:name="T46" style:family="text">
      <style:text-properties style:font-name="Times New Roman" fo:font-size="14pt" fo:font-style="italic" style:font-size-asian="14pt" style:font-style-asian="italic" style:font-size-complex="14pt"/>
    </style:style>
    <style:style style:name="T47" style:family="text">
      <style:text-properties style:font-name="Times New Roman" fo:font-size="14pt" fo:font-style="italic" style:text-underline-style="solid" style:text-underline-width="auto" style:text-underline-color="font-color" style:font-size-asian="14pt" style:font-style-asian="italic" style:font-size-complex="14pt"/>
    </style:style>
    <style:style style:name="T48" style:family="text">
      <style:text-properties style:font-name="Times New Roman" fo:font-size="14pt" fo:font-style="italic" style:text-underline-style="solid" style:text-underline-width="auto" style:text-underline-color="font-color" style:font-size-asian="14pt" style:font-style-asian="italic" style:font-size-complex="14pt" style:font-weight-complex="bold"/>
    </style:style>
    <style:style style:name="T49" style:family="text">
      <style:text-properties style:font-name="Times New Roman" fo:font-size="14pt" style:font-size-asian="14pt" style:font-size-complex="14pt"/>
    </style:style>
    <style:style style:name="T50" style:family="text">
      <style:text-properties style:font-name="Times New Roman" fo:font-size="14pt" style:font-size-asian="14pt" style:font-size-complex="14pt" style:font-style-complex="italic"/>
    </style:style>
    <style:style style:name="T51" style:family="text">
      <style:text-properties style:font-name="Times New Roman" fo:font-size="14pt" style:text-underline-style="solid" style:text-underline-width="auto" style:text-underline-color="font-color" style:font-size-asian="14pt" style:font-size-complex="14pt"/>
    </style:style>
    <style:style style:name="T52" style:family="text">
      <style:text-properties style:font-name="Times New Roman" fo:font-size="14pt" style:text-underline-style="solid" style:text-underline-width="auto" style:text-underline-color="font-color" fo:font-weight="bold" style:font-size-asian="14pt" style:font-weight-asian="bold" style:font-size-complex="14pt"/>
    </style:style>
    <style:style style:name="T53" style:family="text">
      <style:text-properties style:font-name="Times New Roman" fo:font-size="14pt" fo:letter-spacing="0.002cm" style:font-size-asian="14pt" style:font-size-complex="14pt"/>
    </style:style>
    <style:style style:name="T54" style:family="text">
      <style:text-properties style:font-name="Times New Roman" fo:font-size="14pt" fo:letter-spacing="-0.002cm" style:font-size-asian="14pt" style:font-size-complex="14pt"/>
    </style:style>
    <style:style style:name="T55" style:family="text">
      <style:text-properties style:font-name="Times New Roman" fo:font-size="14pt" fo:letter-spacing="-0.009cm" style:font-size-asian="14pt" style:font-size-complex="14pt"/>
    </style:style>
    <style:style style:name="T56" style:family="text">
      <style:text-properties style:font-name="Times New Roman" fo:font-size="14pt" fo:letter-spacing="-0.009cm" fo:font-style="italic" style:font-size-asian="14pt" style:font-style-asian="italic" style:font-size-complex="14pt" style:font-style-complex="italic"/>
    </style:style>
    <style:style style:name="T57" style:family="text">
      <style:text-properties style:font-name="Times New Roman" fo:font-size="14pt" fo:letter-spacing="-0.007cm" style:font-size-asian="14pt" style:font-size-complex="14pt"/>
    </style:style>
    <style:style style:name="T58" style:family="text">
      <style:text-properties style:font-name="Times New Roman" fo:font-size="14pt" fo:letter-spacing="-0.007cm" fo:font-style="italic" style:font-size-asian="14pt" style:font-style-asian="italic" style:font-size-complex="14pt" style:font-style-complex="italic"/>
    </style:style>
    <style:style style:name="T59" style:family="text">
      <style:text-properties style:font-name="Times New Roman" fo:font-size="14pt" fo:letter-spacing="-0.005cm" fo:font-style="italic" style:font-size-asian="14pt" style:font-style-asian="italic" style:font-size-complex="14pt"/>
    </style:style>
    <style:style style:name="T60" style:family="text">
      <style:text-properties style:font-name="Times New Roman" fo:font-size="14pt" fo:letter-spacing="-0.005cm" fo:font-style="italic" style:font-size-asian="14pt" style:font-style-asian="italic" style:font-size-complex="14pt" style:font-style-complex="italic"/>
    </style:style>
    <style:style style:name="T61" style:family="text">
      <style:text-properties style:font-name="Times New Roman" fo:font-size="14pt" fo:letter-spacing="-0.005cm" style:font-size-asian="14pt" style:font-size-complex="14pt"/>
    </style:style>
    <style:style style:name="T62" style:family="text">
      <style:text-properties style:font-name="Times New Roman" fo:font-size="14pt" fo:letter-spacing="-0.005cm" style:font-size-asian="14pt" style:font-size-complex="14pt" style:font-style-complex="italic"/>
    </style:style>
    <style:style style:name="T63" style:family="text">
      <style:text-properties style:font-name="Times New Roman" fo:font-size="12pt" style:font-size-asian="12pt" style:font-size-complex="12pt"/>
    </style:style>
    <style:style style:name="T64" style:family="text">
      <style:text-properties style:font-name="Times New Roman" fo:font-size="13.5pt" fo:language="uk" fo:country="UA" style:font-size-asian="13.5pt" style:language-asian="uk" style:country-asian="UA" style:font-size-complex="13.5pt"/>
    </style:style>
    <style:style style:name="T65" style:family="text">
      <style:text-properties style:font-name="Times New Roman" fo:language="uk" fo:country="UA" style:language-asian="uk" style:country-asian="UA"/>
    </style:style>
    <style:style style:name="T66" style:family="text">
      <style:text-properties fo:color="#000000" style:font-name="Times New Roman" fo:font-size="14pt" fo:language="uk" fo:country="UA" fo:font-weight="bold" style:font-name-asian="Calibri1" style:font-size-asian="14pt" style:language-asian="ar" style:country-asian="SA" style:font-weight-asian="bold" style:font-size-complex="14pt"/>
    </style:style>
    <style:style style:name="T67" style:family="text">
      <style:text-properties fo:color="#000000" style:font-name="Times New Roman" fo:font-size="14pt" fo:language="uk" fo:country="UA" fo:font-weight="bold" style:font-name-asian="Calibri1" style:font-size-asian="14pt" style:language-asian="ar" style:country-asian="SA" style:font-weight-asian="bold" style:font-size-complex="14pt" style:font-weight-complex="bold"/>
    </style:style>
    <style:style style:name="T68" style:family="text">
      <style:text-properties fo:color="#000000" style:font-name="Times New Roman" fo:font-size="14pt" fo:language="uk" fo:country="UA" fo:font-weight="bold" style:font-size-asian="14pt" style:font-weight-asian="bold" style:font-size-complex="14pt" style:font-weight-complex="bold"/>
    </style:style>
    <style:style style:name="T69" style:family="text">
      <style:text-properties fo:color="#000000" style:font-name="Times New Roman" fo:font-size="14pt" fo:language="uk" fo:country="UA" fo:font-weight="bold" style:font-size-asian="14pt" style:font-weight-asian="bold" style:font-size-complex="14pt"/>
    </style:style>
    <style:style style:name="T70" style:family="text">
      <style:text-properties fo:color="#000000" style:font-name="Times New Roman" fo:font-size="14pt" fo:language="uk" fo:country="UA" fo:font-weight="bold" style:font-size-asian="14pt" style:language-asian="uk" style:country-asian="UA" style:font-weight-asian="bold" style:font-size-complex="14pt"/>
    </style:style>
    <style:style style:name="T71" style:family="text">
      <style:text-properties fo:color="#000000" style:font-name="Times New Roman" fo:font-size="14pt" fo:language="uk" fo:country="UA" style:font-name-asian="Calibri1" style:font-size-asian="14pt" style:language-asian="ar" style:country-asian="SA" style:font-size-complex="14pt"/>
    </style:style>
    <style:style style:name="T72" style:family="text">
      <style:text-properties fo:color="#000000" style:font-name="Times New Roman" fo:font-size="14pt" fo:language="uk" fo:country="UA" fo:font-style="italic" style:font-name-asian="Calibri1" style:font-size-asian="14pt" style:language-asian="ar" style:country-asian="SA" style:font-style-asian="italic" style:font-size-complex="14pt" style:font-style-complex="italic"/>
    </style:style>
    <style:style style:name="T73" style:family="text">
      <style:text-properties fo:color="#000000" style:font-name="Times New Roman" fo:font-size="14pt" fo:language="uk" fo:country="UA" fo:font-style="italic" fo:font-weight="bold" style:font-name-asian="Calibri1" style:font-size-asian="14pt" style:language-asian="ar" style:country-asian="SA" style:font-style-asian="italic" style:font-weight-asian="bold" style:font-size-complex="14pt" style:font-style-complex="italic"/>
    </style:style>
    <style:style style:name="T74" style:family="text">
      <style:text-properties fo:color="#000000" style:font-name="Times New Roman" fo:font-size="14pt" fo:language="uk" fo:country="UA" style:text-underline-style="solid" style:text-underline-width="auto" style:text-underline-color="font-color" style:font-name-asian="Calibri1" style:font-size-asian="14pt" style:language-asian="ar" style:country-asian="SA" style:font-size-complex="14pt"/>
    </style:style>
    <style:style style:name="T75" style:family="text">
      <style:text-properties fo:color="#000000" style:font-name="Times New Roman" fo:font-size="14pt" fo:language="uk" fo:country="UA" style:font-size-asian="14pt" style:language-asian="uk" style:country-asian="UA" style:font-size-complex="14pt"/>
    </style:style>
    <style:style style:name="T76" style:family="text">
      <style:text-properties fo:color="#000000" style:font-name="Times New Roman" fo:font-size="14pt" fo:language="uk" fo:country="UA" style:font-size-asian="14pt" style:language-asian="en" style:country-asian="US" style:font-size-complex="14pt"/>
    </style:style>
    <style:style style:name="T77" style:family="text">
      <style:text-properties fo:color="#000000" style:font-name="Times New Roman" fo:font-size="14pt" style:font-name-asian="Calibri1" style:font-size-asian="14pt" style:language-asian="ar" style:country-asian="SA" style:font-size-complex="14pt"/>
    </style:style>
    <style:style style:name="T78" style:family="text">
      <style:text-properties fo:color="#000000" style:font-name="Times New Roman" fo:font-size="14pt" style:font-name-asian="Calibri1" style:font-size-asian="14pt" style:language-asian="ar" style:country-asian="SA" style:font-size-complex="14pt" style:font-style-complex="italic"/>
    </style:style>
    <style:style style:name="T79" style:family="text">
      <style:text-properties fo:color="#000000" style:font-name="Times New Roman" fo:font-size="14pt" fo:font-weight="bold" style:font-name-asian="Calibri1" style:font-size-asian="14pt" style:language-asian="ar" style:country-asian="SA" style:font-weight-asian="bold" style:font-size-complex="14pt"/>
    </style:style>
    <style:style style:name="T80" style:family="text">
      <style:text-properties fo:color="#000000" style:font-name="Times New Roman" fo:font-size="14pt" fo:font-weight="bold" style:font-name-asian="Calibri1" style:font-size-asian="14pt" style:language-asian="ar" style:country-asian="SA" style:font-weight-asian="bold" style:font-size-complex="14pt" style:font-style-complex="italic"/>
    </style:style>
    <style:style style:name="T81" style:family="text">
      <style:text-properties fo:color="#000000" style:font-name="Times New Roman" fo:font-size="14pt" fo:font-weight="bold" style:font-size-asian="14pt" style:font-weight-asian="bold" style:font-size-complex="14pt" style:font-weight-complex="bold"/>
    </style:style>
    <style:style style:name="T82" style:family="text">
      <style:text-properties fo:color="#000000" style:font-name="Times New Roman" fo:font-size="14pt" fo:font-style="italic" fo:font-weight="bold" style:font-name-asian="Calibri1" style:font-size-asian="14pt" style:language-asian="ar" style:country-asian="SA" style:font-style-asian="italic" style:font-weight-asian="bold" style:font-size-complex="14pt" style:font-style-complex="italic"/>
    </style:style>
    <style:style style:name="T83" style:family="text">
      <style:text-properties fo:color="#000000" style:font-name="Times New Roman" fo:font-size="14pt" fo:font-style="italic" fo:font-weight="bold" style:font-size-asian="14pt" style:font-style-asian="italic" style:font-weight-asian="bold" style:font-size-complex="14pt"/>
    </style:style>
    <style:style style:name="T84" style:family="text">
      <style:text-properties fo:color="#000000" style:font-name="Times New Roman" fo:font-size="14pt" fo:font-style="italic" style:font-name-asian="Calibri1" style:font-size-asian="14pt" style:language-asian="ar" style:country-asian="SA" style:font-style-asian="italic" style:font-size-complex="14pt" style:font-style-complex="italic"/>
    </style:style>
    <style:style style:name="T85" style:family="text">
      <style:text-properties fo:color="#000000" style:font-name="Times New Roman" fo:font-size="14pt" fo:font-style="italic" style:font-size-asian="14pt" style:language-asian="en" style:country-asian="US" style:font-style-asian="italic" style:font-size-complex="14pt"/>
    </style:style>
    <style:style style:name="T86" style:family="text">
      <style:text-properties fo:color="#000000" style:font-name="Times New Roman" fo:font-size="14pt" fo:font-style="italic" style:font-size-asian="14pt" style:font-style-asian="italic" style:font-size-complex="14pt" style:font-style-complex="italic"/>
    </style:style>
    <style:style style:name="T87" style:family="text">
      <style:text-properties fo:color="#000000" style:font-name="Times New Roman" fo:font-size="14pt" fo:font-style="italic" style:font-size-asian="14pt" style:font-style-asian="italic" style:font-size-complex="14pt"/>
    </style:style>
    <style:style style:name="T88" style:family="text">
      <style:text-properties fo:color="#000000" style:font-name="Times New Roman" fo:font-size="14pt" style:font-size-asian="14pt" style:language-asian="en" style:country-asian="US" style:font-size-complex="14pt"/>
    </style:style>
    <style:style style:name="T89" style:family="text">
      <style:text-properties fo:color="#000000" style:font-name="Times New Roman" fo:font-size="14pt" style:font-size-asian="14pt" style:font-size-complex="14pt"/>
    </style:style>
    <style:style style:name="T90" style:family="text">
      <style:text-properties fo:color="#000000" style:font-name="Times New Roman" fo:font-size="14pt" style:font-size-asian="14pt" style:font-size-complex="14pt" style:font-style-complex="italic"/>
    </style:style>
    <style:style style:name="T91" style:family="text">
      <style:text-properties fo:color="#000000" fo:font-size="14pt" style:letter-kerning="true" style:font-name-asian="+mn-ea" style:font-size-asian="14pt" style:font-name-complex="+mn-cs" style:font-size-complex="14pt"/>
    </style:style>
    <style:style style:name="T92" style:family="text">
      <style:text-properties fo:color="#000000" fo:font-size="14pt" fo:font-weight="bold" style:letter-kerning="true" style:font-name-asian="+mn-ea" style:font-size-asian="14pt" style:font-weight-asian="bold" style:font-name-complex="+mn-cs" style:font-size-complex="14pt" style:font-weight-complex="bold"/>
    </style:style>
    <style:style style:name="T93" style:family="text">
      <style:text-properties fo:font-size="14pt" style:font-size-asian="14pt" style:font-size-complex="14pt"/>
    </style:style>
    <style:style style:name="T94" style:family="text">
      <style:text-properties fo:font-size="14pt" fo:language="uk" fo:country="UA" style:font-size-asian="14pt"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span text:style-name="T1">Практичне заняття № 2</text:span></text:p>
      <text:p text:style-name="P29"><text:span text:style-name="T1">Морфологічні особливості офіційно-ділового стилю. Аналіз мови документів</text:span></text:p>
      <text:p text:style-name="P34"/>
      <text:p text:style-name="P30"><text:span text:style-name="T5">План</text:span></text:p>
      <text:list xml:id="list2863541773069339726" text:style-name="WWNum12">
        <text:list-item>
          <text:p text:style-name="P41"><text:span text:style-name="T49">Морфологічні особливості ОДС:</text:span></text:p>
        </text:list-item>
      </text:list>
      <text:p text:style-name="P29"><text:span text:style-name="T49">а) особливості вживання іменників;</text:span></text:p>
      <text:p text:style-name="P29"><text:span text:style-name="T49">б) специфіка використання прикметників;</text:span></text:p>
      <text:p text:style-name="P29"><text:span text:style-name="T49">в) функції числівників у текстах ділових паперів;</text:span></text:p>
      <text:p text:style-name="P29"><text:span text:style-name="T49">г) займенник, його стилістичні репрезентації;</text:span></text:p>
      <text:p text:style-name="P29"><text:span text:style-name="T49">ґ) дієслово та його форми, специфіка їхнього вживання.</text:span></text:p>
      <text:p text:style-name="P29"><text:span text:style-name="T32">2. Аналіз мови документів</text:span></text:p>
      <text:p text:style-name="P30"><text:span text:style-name="T17">Питання для самоконтролю</text:span></text:p>
      <text:list xml:id="list8850191441737939982" text:style-name="WWNum13">
        <text:list-item>
          <text:p text:style-name="P42"><text:span text:style-name="T49">Сформулюйте основні морфологічні особливості ОДС.</text:span></text:p>
        </text:list-item>
        <text:list-item>
          <text:p text:style-name="P42"><text:span text:style-name="T49">Скількома способами можна записати дату в ОДС? Запишіть і прокоментуйте.</text:span></text:p>
        </text:list-item>
        <text:list-item>
          <text:p text:style-name="P42"><text:span text:style-name="T49">Що називають документом і які його функції?</text:span></text:p>
        </text:list-item>
        <text:list-item>
          <text:p text:style-name="P42"><text:span text:style-name="T32">Що є реквізитом та формуляром документа?</text:span></text:p>
        </text:list-item>
        <text:list-item>
          <text:p text:style-name="P42"><text:span text:style-name="T49">Розмежуйте поняття «бланк» і «формуляр».</text:span></text:p>
        </text:list-item>
        <text:list-item>
          <text:p text:style-name="P42"><text:span text:style-name="T49">Розмежуйте поняття «штамп» і «печатка».</text:span></text:p>
        </text:list-item>
      </text:list>
      <text:p text:style-name="P35"/>
      <text:p text:style-name="P29"><text:span text:style-name="T37">Практична частина</text:span></text:p>
      <text:p text:style-name="P31"><text:span text:style-name="T1">1. Запишіть речення, обираючи правильний варіант із дужок.</text:span></text:p>
      <text:p text:style-name="P31"><text:span text:style-name="T32">1) Преміювати Ромашкіну Ніну Михайлівну, учителя-методиста, (Відмінника, Відмінницю) освіти України. 2) (Заступник, Заступниця) міністра Ковалевська Д.В. (привітала, привітав) зі святом усіх (освітян, працівників галузі освіти). 3) Під час виступу наголошено на високих показниках успішності (студента, студентки) О. Пономарьової. 4) (Шановна, Шановно) пані (Ольга, Ольго)!</text:span></text:p>
      <text:p text:style-name="P31"><text:span text:style-name="T2">2</text:span><text:span text:style-name="T38">.</text:span><text:span text:style-name="T49"> </text:span><text:span text:style-name="T32">З</text:span><text:span text:style-name="T37">редагуйте подані слова, словосполучення й речення</text:span><text:span text:style-name="T1">, </text:span><text:soft-page-break/><text:span text:style-name="T1">відтворювані в текстах ОДС. Прокоментуйте характер допущених помилок.</text:span></text:p>
      <text:p text:style-name="P31"><text:span text:style-name="T1">А.</text:span><text:span text:style-name="T32"> </text:span><text:span text:style-name="T49">Вибача</text:span><text:span text:style-name="T32">ю</text:span><text:span text:style-name="T49">сь, виступаючий з докладом, головнокомандуючий, об'ява, виписка з протоколу, у даний час, пояснююча записка, командировочне посвідчення, подача документа, документ включає важні відомості, у звіті зустрічаються прорахунки, предоставляється право позачергової постановки телефону, з наступаючим святом!, поштовий ящик.</text:span></text:p>
      <text:p text:style-name="P32"><text:span text:style-name="T1">Б. </text:span><text:span text:style-name="T49">1</text:span><text:span text:style-name="T32">) Президентом приноситься така присяга: «</text:span><text:span text:style-name="T49">Я, (ім</text:span><text:span text:style-name="T32">’</text:span><text:span text:style-name="T49">я</text:span><text:span text:style-name="T32"> </text:span><text:span text:style-name="T49">та прізвище),</text:span><text:span text:style-name="T32"> </text:span><text:span text:style-name="T49">волею</text:span><text:span text:style-name="T32"> </text:span><text:span text:style-name="T49">народу обраний  Президентом України, заступаючи на цей високий пост, урочисто присягаю на вірність Україні</text:span><text:span text:style-name="T32">..</text:span><text:span text:style-name="T49">.</text:span><text:span text:style-name="T32">» </text:span></text:p>
      <text:p text:style-name="P32"><text:span text:style-name="T49">2</text:span><text:span text:style-name="T32">)</text:span><text:span text:style-name="T49"><text:tab/>Для з’ясування подібної ситуації потрібне більш ширше розуміння суті проблеми.</text:span></text:p>
      <text:p text:style-name="P32"><text:span text:style-name="T49">3</text:span><text:span text:style-name="T32">)</text:span><text:span text:style-name="T49"><text:tab/>Порушення вимоги закону про всебічне, повне й об'єктивне дослідження обставин справи є однією із самих поширених підстав для зміни або скасування судових рішень.</text:span></text:p>
      <text:p text:style-name="P32"><text:span text:style-name="T49">4</text:span><text:span text:style-name="T32">)</text:span><text:span text:style-name="T49"><text:tab/>У системі принципів кримінального процесу більш доцільніше спершу виділяти конституційні принципи.</text:span></text:p>
      <text:p text:style-name="P32"><text:span text:style-name="T32">5) </text:span><text:span text:style-name="T49">Процесуальна форма є найважливішою процесуальною гарантією правильного порушення кримінальних справ.</text:span></text:p>
      <text:p text:style-name="P32"><text:span text:style-name="T32">6) Пане Олександр! Ми запрошуємо Вас на святкування ювілею нашої організації…</text:span></text:p>
      <text:p text:style-name="P32"><text:span text:style-name="T32">7) У конференції братимуть участь знані науковці нашої рідної країни.</text:span></text:p>
      <text:p text:style-name="P29"><text:span text:style-name="T1">3. Перекладіть російські вирази українською мовою, запишіть відповідно до вимог ОДС, із трьома складіть речення відповідно до Вашого фаху, визначаючи тип речення. </text:span></text:p>
      <text:p text:style-name="P29"><text:span text:style-name="T49">На протяжении шести дней, до пятидесяти лет, перед семьюдесятью студентами, около трехсот лет, с шестьюстами гражданами, на пятистах километрах, девяностовосьмимиллиардный бюджет, миллионам жителей планеты, не хватает тысячи рублей</text:span><text:span text:style-name="T32">, </text:span><text:span text:style-name="T49">выслать восьмидесяти адресатам</text:span><text:span text:style-name="T32">, не хватает тридцать человек</text:span><text:span text:style-name="T49">.</text:span></text:p>
      <text:p text:style-name="P29"><text:soft-page-break/><text:span text:style-name="T37">4. Згрупуйте іменники з прийменниками.</text:span></text:p>
      <text:list xml:id="list8027094517929614830" text:style-name="WWNum16">
        <text:list-item>
          <text:p text:style-name="P43"><text:span text:style-name="T49">Нестача <text:s text:c="37"/>/ <text:s text:c="11"/>згідно з</text:span></text:p>
        </text:list-item>
        <text:list-item>
          <text:p text:style-name="P43"><text:span text:style-name="T49">Хвороба <text:s text:c="36"/>/ <text:s text:c="11"/>за</text:span></text:p>
        </text:list-item>
        <text:list-item>
          <text:p text:style-name="P43"><text:span text:style-name="T49">Праця <text:s text:c="40"/>/ <text:s text:c="11"/>після</text:span></text:p>
        </text:list-item>
        <text:list-item>
          <text:p text:style-name="P43"><text:span text:style-name="T49">Доручення <text:s text:c="32"/>/ <text:s text:c="11"/>по</text:span></text:p>
        </text:list-item>
        <text:list-item>
          <text:p text:style-name="P43"><text:span text:style-name="T49">Службові справи <text:s text:c="21"/>/ <text:s text:c="11"/>через</text:span></text:p>
        </text:list-item>
        <text:list-item>
          <text:p text:style-name="P43"><text:span text:style-name="T49">Пропозиція <text:s text:c="30"/>/ <text:s text:c="11"/>у зв’язку з</text:span></text:p>
        </text:list-item>
        <text:list-item>
          <text:p text:style-name="P43"><text:span text:style-name="T49">Повернення <text:s text:c="30"/>/ <text:s text:c="10"/>завдяки</text:span></text:p>
        </text:list-item>
        <text:list-item>
          <text:p text:style-name="P43"><text:span text:style-name="T49">Ініціатива <text:s text:c="33"/>/ <text:s text:c="11"/>у</text:span></text:p>
        </text:list-item>
        <text:list-item>
          <text:p text:style-name="P43"><text:span text:style-name="T49">Закінчення</text:span></text:p>
        </text:list-item>
        <text:list-item>
          <text:p text:style-name="P43"><text:span text:style-name="T49">Рішення</text:span></text:p>
        </text:list-item>
      </text:list>
      <text:p text:style-name="P29"><text:span text:style-name="T81">5. Розташуйте реквізити документа </text:span><text:span text:style-name="T68">в</text:span><text:span text:style-name="T81"> правильному порядку:</text:span></text:p>
      <text:p text:style-name="P29"><text:span text:style-name="T49">Прізвище виконавця і номер його телефону, візи документа, адресат, резолюція, гриф затвердження документа, підпис, текст документа, гриф обмеження доступу до документа, дата документа, назва виду документа, назва організації, назва організації вищого рівня. </text:span></text:p>
      <text:p text:style-name="P31"><text:span text:style-name="T4">6.</text:span><text:span text:style-name="T18"> </text:span><text:span text:style-name="T70">Відредагуйте речення. Запишіть правильні варіанти.</text:span></text:p>
      <text:list xml:id="list8331632056408624686" text:style-name="WWNum17">
        <text:list-item>
          <text:p text:style-name="P7"><text:span text:style-name="T75">Я, Зеленко Н.О., народилася 22.09.1999р. в м. Каховка Херсонської області.</text:span></text:p>
        </text:list-item>
        <text:list-item>
          <text:p text:style-name="P7"><text:span text:style-name="T75">На протязі 2006-16рр. навчалася у середній школі № 1м. Каховка.</text:span></text:p>
        </text:list-item>
        <text:list-item>
          <text:p text:style-name="P7"><text:span text:style-name="T75">У </text:span><text:span text:style-name="T88">2016 </text:span><text:span text:style-name="T75">р. поступила в НПУ імені Драгоманова.</text:span></text:p>
        </text:list-item>
      </text:list>
      <text:p text:style-name="P31"><text:span text:style-name="T85">7.</text:span><text:span text:style-name="T88"> </text:span><text:span text:style-name="T70">Зі слів, поданих у дужках, виберіть те, яке, на вашу думку, є найдоцільнішим у конкретному реченні.</text:span></text:p>
      <text:p text:style-name="P31"><text:span text:style-name="T75">Головуючий (відчинив, відкрив, розкрив, розгорнув) чергове засідання профспілкових зборів. </text:span><text:span text:style-name="T88">2. </text:span><text:span text:style-name="T75">Сьогодні по телебаченню виступатиме (нинішній, чинний, діючий, теперішній, існуючий) президент. </text:span><text:span text:style-name="T88">3. </text:span><text:span text:style-name="T75">Я (рахую, вважаю, гадаю), що проект реконструкції старої частини міста затвердять. </text:span><text:span text:style-name="T76">4. </text:span><text:span text:style-name="T75">(Відношення, відносини, взаємини, стосунки) цих двох керівників складалися протягом кількох років. </text:span><text:span text:style-name="T88">5. </text:span><text:span text:style-name="T75">Безперечно, що ці два факти не можна (зв'язувати, </text:span><text:soft-page-break/><text:span text:style-name="T75">пов'язувати, з'єднувати, поєднувати). </text:span><text:span text:style-name="T88">6. </text:span><text:span text:style-name="T75">Зазначену суму треба негайно (перерахувати, перевести, переказати, передати) на наш розрахунковий рахунок. </text:span><text:span text:style-name="T88">7. </text:span><text:span text:style-name="T75">У цих документах (зустрічаються, трапляються, попадаються) грубі граматичні помилки. </text:span><text:span text:style-name="T88">8. </text:span><text:span text:style-name="T75">(Уздовж, на протязі, уподовж, протягом, упродовж) усієї подорожі нас жодного разу не потурбували. </text:span><text:span text:style-name="T88">9. </text:span><text:span text:style-name="T75">На адресу фірми (прийшло, поступило, надійшло, прибуло) термінове повідомлення. </text:span><text:span text:style-name="T88">10. </text:span><text:span text:style-name="T75">В університеті я (одержав, здобув, отримав, набув, дістав) вищу освіту. </text:span><text:span text:style-name="T88">11. </text:span><text:span text:style-name="T75">Комп'ютери в нашому офісі (знаходяться, містяться, перебувають, розташовані) у великій наріжній кімнаті.</text:span></text:p>
      <text:p text:style-name="P29"><text:span text:style-name="T69">8. </text:span><text:span text:style-name="T1">Складіть словосполучення з дієсловами та іменниками, близькими за значенням, за запропонованими моделями. </text:span></text:p>
      <text:p text:style-name="P29"><text:span text:style-name="T32">Ґрунтуватися (на чому-небудь), спиратися (на що-небудь); сплатити (що-небудь), платитимуть (за що-небудь); </text:span><text:a xlink:type="simple" xlink:href="http://ua-referat.com/%D0%9F%D0%B5%D1%80%D0%B5%D0%B2%D0%B0%D0%BB" text:style-name="Internet_20_link" text:visited-style-name="Visited_20_Internet_20_Link">перевагу</text:a><text:span text:style-name="T32"> (над чим-небудь), перевагу (перед чим-небудь); звертати увагу ( на що-небудь), приділяти увагу (чого-небудь); відзвітувати (у чому-небудь), зробити звіт (про що-небудь); домінувати (над чим-небудь), перевищувати (що-небудь); послатися (на що ), виходити (з чого); відбитися (на чому), вплинути (на що); інформувати (про що), повідомити (що, про що). </text:span></text:p>
      <text:p text:style-name="P29"><text:span text:style-name="T69">9. </text:span><text:span text:style-name="T37">Перепишіть словосполучення, розкриваючи дужки.</text:span><text:span text:style-name="T63"> </text:span></text:p>
      <text:p text:style-name="P31"><text:span text:style-name="T64">I.</text:span><text:span text:style-name="T65"> </text:span><text:span text:style-name="T64">Приїхати за (закінчення інституту); повернутися за (завершення будівництва); приступити до обов'язків по (закінчення терміну стажування); розписатися за (ознайомлення з рішенням); прийняти рішення по (розгляд питання); навести довідки по (прибуття на місце); написати </text:span><text:a xlink:type="simple" xlink:href="http://ua-referat.com/%D0%B7%D0%B2%D1%96%D1%82" text:style-name="Internet_20_link" text:visited-style-name="Visited_20_Internet_20_Link">звіт</text:a><text:span text:style-name="T64"> по (закінчення робіт.</text:span></text:p>
      <text:p text:style-name="P31"><text:span text:style-name="T30">Діяти всупереч (рада); їхати згідно (припис); удосконалювати форми ведення </text:span><text:a xlink:type="simple" xlink:href="http://ua-referat.com/%D0%93%D0%BE%D1%81%D0%BF%D0%BE%D0%B4%D0%B0%D1%80" text:style-name="Internet_20_link" text:visited-style-name="Visited_20_Internet_20_Link">господарства</text:a><text:span text:style-name="T30"> в міру (</text:span><text:a xlink:type="simple" xlink:href="http://ua-referat.com/%D0%A0%D0%BE%D0%B7%D0%B2%D0%B8%D1%82%D0%BE%D0%BA" text:style-name="Internet_20_link" text:visited-style-name="Visited_20_Internet_20_Link">розвиток</text:a><text:span text:style-name="T30"> демократії і ринкових відносин); відкласти рішення до (з'ясування обставин справи); коригувати план у бік (зменшення об'єму роботи); дати директиви по лінії (профспілка); заходи в цілях (збільшення </text:span><text:a xlink:type="simple" xlink:href="http://ua-referat.com/%D0%A2%D0%BE%D0%B2%D0%B0%D1%80%D0%BE%D0%BE%D0%B1%D1%96%D0%B3" text:style-name="Internet_20_link" text:visited-style-name="Visited_20_Internet_20_Link">товарообігу</text:a><text:span text:style-name="T30">); цікава </text:span><text:a xlink:type="simple" xlink:href="http://ua-referat.com/%D0%9F%D1%80%D0%BE%D0%BF%D0%BE%D0%B7%D0%B8%D1%86%D1%96%D1%8F" text:style-name="Internet_20_link" text:visited-style-name="Visited_20_Internet_20_Link">пропозиція</text:a><text:span text:style-name="T30"> з боку (фірма-замовник).</text:span></text:p>
      <text:h text:style-name="P39" text:outline-level="2"><text:soft-page-break/><text:span text:style-name="T70">10. Виправте помилки та відредагуйте поданий документ.</text:span></text:h>
      <text:p text:style-name="P31"><text:span text:style-name="T75">Запрошення.</text:span></text:p>
      <text:p text:style-name="P31"><text:span text:style-name="T75">Вельми шановні </text:span><text:span text:style-name="T89">Александр </text:span><text:span text:style-name="T75">Глебовіч й Соф'я Ігнатовна просимо Вас прийняти участь у празднуванні пів столітнього ювілею Залісського Державного Заповідника, яке відбудеться </text:span><text:span text:style-name="T88">7. </text:span><text:span text:style-name="T75">X. </text:span><text:span text:style-name="T88">2003 </text:span><text:span text:style-name="T75">року у Админістратівном корпусі. Початок міроприємства в </text:span><text:span text:style-name="T88">11 </text:span><text:span text:style-name="T75">ранку.</text:span></text:p>
      <text:p text:style-name="P31"><text:span text:style-name="T75">Дірекція.</text:span></text:p>
      <text:p text:style-name="P36"/>
      <text:p text:style-name="P29"><text:span text:style-name="T2">Теоретичний матеріал із теми</text:span><text:span text:style-name="T1"> </text:span></text:p>
      <text:p text:style-name="P29"><text:span text:style-name="T51">Морфологічні особливості ОДС</text:span></text:p>
      <text:p text:style-name="P29"><text:span text:style-name="T49">На морфологічному рівні ОДС помітна висока частотність </text:span><text:span text:style-name="T37">іменників</text:span><text:span text:style-name="T49">. У текстах багато назв, іменники й прикметники майже не замінюються займенниками, дії і процеси передаються опредмечено, через віддієслівні іменники (</text:span><text:span text:style-name="T46">виконання, засідання, повідомлення, формування, опис, розгляд, розподіл</text:span><text:span text:style-name="T49">).</text:span></text:p>
      <text:p text:style-name="P29"><text:span text:style-name="T49">Треба уникати вживання іменників із розмовного стилю, із суфіксами зменшеності чи збільшеності, з усіченою основою тощо, замінюючи їх нейтральними іменниками, іншими частинами мови або розгорнутими пояснювальними конструкціями: </text:span><text:span text:style-name="T46">залікова книжка</text:span><text:span text:style-name="T49"> (а не </text:span><text:span text:style-name="T46">заліковка</text:span><text:span text:style-name="T49">), </text:span><text:span text:style-name="T46">маршрутне таксі</text:span><text:span text:style-name="T49"> (а не </text:span><text:span text:style-name="T46">маршрутка</text:span><text:span text:style-name="T49">), </text:span><text:span text:style-name="T46">автомобіль</text:span><text:span text:style-name="T49"> (а не </text:span><text:span text:style-name="T46">авто</text:span><text:span text:style-name="T49">), </text:span><text:span text:style-name="T46">людина з хворобою серця</text:span><text:span text:style-name="T49"> (а не </text:span><text:span text:style-name="T46">сердечник</text:span><text:span text:style-name="T49">). </text:span></text:p>
      <text:p text:style-name="P29"><text:span text:style-name="T49">Узагальнені іменники на позначення місця роботи або проживання, як і ступені порівняння </text:span><text:span text:style-name="T37">прикметників</text:span><text:span text:style-name="T49">, утворюються за допомогою аналітичних форм, а не афіксів, що підкреслюють суб’єктивну думку автора: </text:span><text:span text:style-name="T46">працівники галузі освіти, мешканці села</text:span><text:span text:style-name="T49"> (а не </text:span><text:span text:style-name="T46">освітяни, селяни, сільчани</text:span><text:span text:style-name="T49">), </text:span><text:span text:style-name="T46">більш повний</text:span><text:span text:style-name="T49">, </text:span><text:span text:style-name="T46">найбільш</text:span><text:span text:style-name="T49"> </text:span><text:span text:style-name="T46">повний</text:span><text:span text:style-name="T49"> (а не </text:span><text:span text:style-name="T46">повніший</text:span><text:span text:style-name="T49">, </text:span><text:span text:style-name="T46">найповніший</text:span><text:span text:style-name="T49">).</text:span></text:p>
      <text:p text:style-name="P33"><text:span text:style-name="T49">Як відомо, деякі іменники чоловічого роду мають співвідносні форми жіночого роду:</text:span><text:span text:style-name="T46"> учитель, співробітник, викладач, професор, лікар, аспірант, студент </text:span><text:span text:style-name="T49">(чол.р.) і </text:span><text:span text:style-name="T46">вчителька, співробітниця, викладачка, професорка, лікарка, аспірантка, студентка </text:span><text:span text:style-name="T49">(жін.р.). В офіційно-діловому мовленні </text:span><text:soft-page-break/><text:span text:style-name="T49">зазвичай вдаються до форм чоловічого роду (</text:span><text:span text:style-name="T46">директор</text:span><text:span text:style-name="T49">, </text:span><text:span text:style-name="T46">завідувач, лектор</text:span><text:span text:style-name="T49">), навіть якщо називають представниць жіночої статі:</text:span><text:span text:style-name="T46"> директор Петрова О.В., завідувач</text:span><text:span text:style-name="T49"> </text:span><text:span text:style-name="T46">кафедри Семеновська Н.В. </text:span><text:span text:style-name="T49">тощо. Слова, залежні від найменування посади, звання чи професії (прикметник, дієслово у минулому часі, зрідка займенник), узгоджуються з цим найменуванням лише в чоловічому роді, напр.: </text:span><text:span text:style-name="T46">старший лаборант підготував звіт.</text:span><text:span text:style-name="T49"> Якщо ж після названих вище найменувань стоїть прізвище (ім’я та по батькові), які називають особу жіночої статі, то залежні займенники й дієслова вживаються в жіночому роді: </text:span><text:span text:style-name="T46">декан факультету професор Іваненко Ірина Петрівна зазначила… . </text:span><text:span text:style-name="T49">Необхідно розрізнювати назви професії та статусу: </text:span><text:span text:style-name="T46">друкар офсетного цеху – посада друкарки-референта; відмінниця навчання – відмінник народної <text:s/>освіти. </text:span><text:span text:style-name="T49">Жіночий рід мають слова </text:span><text:span text:style-name="T46">авторка, аспірантка, вихованка, дипломантка, дисертантка, кравчиха, поетеса, студентка, учениця </text:span><text:span text:style-name="T49">та ін. Лише жіночий рід мають слова </text:span><text:span text:style-name="T46">друкарка, покоївка, праля, швачка </text:span><text:span text:style-name="T49">(на відміну від </text:span><text:span text:style-name="T46">шевця</text:span><text:span text:style-name="T49">, який шиє тільки взуття).</text:span></text:p>
      <text:p text:style-name="P33"><text:span text:style-name="T49">У текстах запрошень, службових листів тощо використовуються звертання, що виражаються кличним відмінком</text:span><text:span text:style-name="T46">.</text:span><text:span text:style-name="T49"> У звертаннях, що складаються з двох загальних назв, форму кличного відмінка має як перше слово, так і друге, хоч друге слово може мати й форму називного відмінка: </text:span><text:span text:style-name="T46">добр</text:span><text:span text:style-name="T48">о</text:span><text:span text:style-name="T46">дію бригад</text:span><text:span text:style-name="T48">и</text:span><text:span text:style-name="T46">ре </text:span><text:span text:style-name="T50">(</text:span><text:span text:style-name="T46">бригад</text:span><text:span text:style-name="T48">и</text:span><text:span text:style-name="T46">р</text:span><text:span text:style-name="T50">)</text:span><text:span text:style-name="T46">, п</text:span><text:span text:style-name="T48">а</text:span><text:span text:style-name="T46">не лейтен</text:span><text:span text:style-name="T48">а</text:span><text:span text:style-name="T46">нте </text:span><text:span text:style-name="T50">(</text:span><text:span text:style-name="T46">лейтен</text:span><text:span text:style-name="T48">а</text:span><text:span text:style-name="T46">нт</text:span><text:span text:style-name="T50">)</text:span><text:span text:style-name="T46">.</text:span><text:span text:style-name="T49"> У звертаннях, що складаються з загальної назви та імені, форму кличного відмінка набуває як загальна назва, так і власне ім’я: </text:span><text:span text:style-name="T46">кол</text:span><text:span text:style-name="T48">е</text:span><text:span text:style-name="T46">го Степ</text:span><text:span text:style-name="T48">а</text:span><text:span text:style-name="T46">не, п</text:span><text:span text:style-name="T48">а</text:span><text:span text:style-name="T46">ні Катер</text:span><text:span text:style-name="T48">и</text:span><text:span text:style-name="T46">но, тов</text:span><text:span text:style-name="T48">а</text:span><text:span text:style-name="T46">ришу Віт</text:span><text:span text:style-name="T48">а</text:span><text:span text:style-name="T46">лію.</text:span><text:span text:style-name="T49"> У звертаннях, що складаються із загальної назви та прізвища, форму кличного відмінка має тільки загальна назва, а прізвище завжди виступає у формі називного відмінка: </text:span><text:span text:style-name="T46">др</text:span><text:span text:style-name="T48">у</text:span><text:span text:style-name="T46">же Макс</text:span><text:span text:style-name="T48">и</text:span><text:span text:style-name="T46">менко,</text:span><text:span text:style-name="T49"> </text:span><text:span text:style-name="T46">добр</text:span><text:span text:style-name="T48">о</text:span><text:span text:style-name="T46">дійко Скирд</text:span><text:span text:style-name="T48">а</text:span><text:span text:style-name="T46">, тов</text:span><text:span text:style-name="T48">а</text:span><text:span text:style-name="T46">ришу Гонч</text:span><text:span text:style-name="T48">а</text:span><text:span text:style-name="T46">р.</text:span><text:span text:style-name="T49"> У звертаннях, що складаються з двох власних назв – імені та по батькові, обидва слова мають закінчення кличного відмінка: </text:span><text:span text:style-name="T46">Мар</text:span><text:span text:style-name="T48">і</text:span><text:span text:style-name="T46">є Вас</text:span><text:span text:style-name="T48">и</text:span><text:span text:style-name="T46">лівно, Яросл</text:span><text:span text:style-name="T48">а</text:span><text:span text:style-name="T46">ве Андр</text:span><text:span text:style-name="T48">і</text:span><text:span text:style-name="T46">йовичу.</text:span><text:span text:style-name="T49"> У кличному відмінку множини іменники мають форму, однакову з називним: </text:span><text:span text:style-name="T46">жінк</text:span><text:span text:style-name="T48">и</text:span><text:span text:style-name="T46">, робітн</text:span><text:span text:style-name="T48">и</text:span><text:span text:style-name="T46">ці; діяч</text:span><text:span text:style-name="T48">і</text:span><text:span text:style-name="T46">, товариш</text:span><text:span text:style-name="T48">і</text:span><text:span text:style-name="T49">.</text:span></text:p>
      <text:p text:style-name="P29"><text:soft-page-break/><text:span text:style-name="T49">Слід відзначити, що в текстах ОДС мало </text:span><text:span text:style-name="T37">прикметників</text:span><text:span text:style-name="T49">, зокрема майже немає якісних, тому що переважає номінація фактів, явищ без якісної оцінки їх. З цієї самої причини (відсутність якісних оцінок) у документах дуже мало </text:span><text:span text:style-name="T37">прислівників</text:span><text:span text:style-name="T49">, частково функція їх компенсується прийменниково-іменниковими конструкціями: </text:span><text:span text:style-name="T46">до запитання, за власним бажанням, за наказом директора, за фактами порушень</text:span><text:span text:style-name="T49">. Використання прикметників пояснюється насамперед потребою уточнити, конкретизувати зміст, чіткіше окреслити поняття, назване іменником; серед лексико-граматичних розрядів у діловому мовленні переважають відносні прикметники. Саме вони найбільш часто входять до термінологічних словосполучень: </text:span><text:span text:style-name="T46">кредитний ризик, предикативні відношення, радіаційний фон, рідинний двигун </text:span><text:span text:style-name="T49">та ін., якщо до складу таких словосполучень входять якісні прикметники, то вони втрачають значення порівнювальної ознаки: </text:span><text:span text:style-name="T46">вищий сорт, старший лаборант, вища школа. </text:span><text:span text:style-name="T49">Присвійних прикметників (</text:span><text:span text:style-name="T46">Андрієва доповідь, Анастасіїн звіт)</text:span><text:span text:style-name="T49"> у текстах документів слід уникати; значення індивідуальної віднесеності особі зазвичай передають формами родового відмінка іменників, напр.: </text:span><text:span text:style-name="T46">наказ директора, скарга Антипенка, вказівка головного інженера.</text:span><text:span text:style-name="T49"> Це не стосується усталених термінологічних словосполучень чи крилатих висловів: а</text:span><text:span text:style-name="T46">рхімедова спіраль,</text:span><text:span text:style-name="T49"> </text:span><text:span text:style-name="T46">вейєрштрассова сигма-функція, карданова передача, езопівська мова.</text:span></text:p>
      <text:p text:style-name="P29"><text:span text:style-name="T32">Уживаючи</text:span><text:span text:style-name="T49"> форм</text:span><text:span text:style-name="T32">и</text:span><text:span text:style-name="T49"> ступенів порівняння</text:span><text:span text:style-name="T32">,</text:span><text:span text:style-name="T49"> треба пам’ятати про найбільш типові помилки:</text:span></text:p>
      <text:list xml:id="list7730380793957590511" text:style-name="WWNum14">
        <text:list-item>
          <text:p text:style-name="P45"><text:span text:style-name="T49">уживання форм вищого ступеня порівняння без прийменника </text:span><text:span text:style-name="T19">від</text:span><text:span text:style-name="T46">, </text:span><text:span text:style-name="T19">за</text:span><text:span text:style-name="T49"> чи сполучників </text:span><text:span text:style-name="T19">ніж</text:span><text:span text:style-name="T46">,</text:span><text:span text:style-name="T24"> </text:span><text:span text:style-name="T19">як</text:span><text:span text:style-name="T46">, </text:span><text:span text:style-name="T19">проти</text:span><text:span text:style-name="T46">: </text:span><text:span text:style-name="T51">неправильно</text:span><text:span text:style-name="T46"> – результати цього дослідження кращі результатів минулого експерименту;</text:span><text:span text:style-name="T51"> правильно</text:span><text:span text:style-name="T46"> – результати цього дослідження </text:span><text:span text:style-name="T45">кращі за результати</text:span><text:span text:style-name="T46"> минулого експерименту</text:span><text:span text:style-name="T49">;</text:span></text:p>
        </text:list-item>
        <text:list-item>
          <text:p text:style-name="P45"><text:span text:style-name="T49">поєднання простої та складеної форм вищого ступеня, напр.: <text:s/></text:span><text:span text:style-name="T51">неправильно</text:span><text:span text:style-name="T46"> – результати цього дослідження більш кращі за попередні, </text:span><text:span text:style-name="T51">правильно</text:span><text:span text:style-name="T46"> – результати цього дослідження </text:span><text:span text:style-name="T45">кращі за</text:span><text:span text:style-name="T46"> попередні</text:span><text:span text:style-name="T49">;</text:span></text:p>
        </text:list-item>
        <text:list-item>
          <text:p text:style-name="P45"><text:soft-page-break/><text:span text:style-name="T49">творення найвищого ступеня порівняння за допомогою займенника </text:span><text:span text:style-name="T19">самий</text:span><text:span text:style-name="T49"> (під впливом рос.: </text:span><text:span text:style-name="T46">самый високий</text:span><text:span text:style-name="T49">): </text:span><text:span text:style-name="T51">неправильно</text:span><text:span text:style-name="T46"> – самий новий, </text:span><text:span text:style-name="T51">правильно</text:span><text:span text:style-name="T46"> – </text:span><text:span text:style-name="T45">найбільш новий</text:span><text:span text:style-name="T49">.</text:span></text:p>
        </text:list-item>
      </text:list>
      <text:p text:style-name="P29"><text:span text:style-name="T32">В</text:span><text:span text:style-name="T49">ідміню</text:span><text:span text:style-name="T32">ючи</text:span><text:span text:style-name="T49"> прикметник</text:span><text:span text:style-name="T32">и,</text:span><text:span text:style-name="T49"> необхідно звертати увагу на закінчення прикметників чоловічого та середнього роду: у науковому та діловому мовленні у формах місцевого відмінка однини перевагу <text:s/>надають закінченню -</text:span><text:span text:style-name="T46">ому</text:span><text:span text:style-name="T49">: </text:span><text:span text:style-name="T46">на валютн</text:span><text:span text:style-name="T45">ому</text:span><text:span text:style-name="T46"> гнучк</text:span><text:span text:style-name="T45">ому</text:span><text:span text:style-name="T46"> курсі</text:span><text:span text:style-name="T49"> (а не </text:span><text:span text:style-name="T46">на валютнім гнучкім курсі</text:span><text:span text:style-name="T49">).</text:span></text:p>
      <text:p text:style-name="P29"><text:span text:style-name="T49">Використання</text:span><text:span text:style-name="T37"> <text:s/>числівників</text:span><text:span text:style-name="T49"> можливо в будь-якому стилі, якщо виникає потреба позначити кількість предметів, абстрактне число чи порядок предметів при лічбі. Проте, уживаючи числівники в непрямих відмінках, варто пам’ятати: числівники від </text:span><text:span text:style-name="T46">п’ятьох </text:span><text:span text:style-name="T49">до </text:span><text:span text:style-name="T46">десятьох</text:span><text:span text:style-name="T49">, числівники другого десятка, а також назви десятків (від </text:span><text:span text:style-name="T46">двадцятьох</text:span><text:span text:style-name="T49"> до </text:span><text:span text:style-name="T46">вісімдесятьох</text:span><text:span text:style-name="T49">) мають паралельні форми словозміни. У сучасному мовленні домінують відмінкові форми із закінченням </text:span><text:span text:style-name="T24">‑</text:span><text:span text:style-name="T46">ох,-ом</text:span><text:span text:style-name="T49">: <text:s/></text:span><text:span text:style-name="T46">п’ятдесят</text:span><text:span text:style-name="T24">ь</text:span><text:span text:style-name="T19">ох</text:span><text:span text:style-name="T24">,</text:span><text:span text:style-name="T46"> п’ятдесять</text:span><text:span text:style-name="T45">о</text:span><text:span text:style-name="T19">м</text:span><text:span text:style-name="T24">, </text:span><text:span text:style-name="T32">а не </text:span><text:span text:style-name="T24">п’ятдесят</text:span><text:span text:style-name="T19">и</text:span><text:span text:style-name="T46">.</text:span></text:p>
      <text:p text:style-name="P29"><text:span text:style-name="T49">У ділових паперах слід дотримуватися таких правил уживання числівників:</text:span></text:p>
      <text:list xml:id="list8182383711977887957" text:style-name="WWNum15">
        <text:list-item>
          <text:p text:style-name="P46"><text:span text:style-name="T53">Кількість однорідних предметів, дати в офіційно-ділових пап</text:span><text:span text:style-name="T49">ерах позначають, як правило, числом, а не словами. Але сло</text:span><text:span text:style-name="T53">весний запис теж необхідний, наприклад, у документах з гос</text:span><text:span text:style-name="T54">подарсько-договірної та обліково-фінансової діяльності, де вима</text:span><text:span text:style-name="T53">гається дотримання особливої точності.</text:span><text:span text:style-name="T49"> При цьому вживати треба тільки книжні числівники: </text:span><text:span text:style-name="T51">неправильно</text:span><text:span text:style-name="T46"> – півтораста тонн, </text:span><text:span text:style-name="T51">правильно</text:span><text:span text:style-name="T46"> – 150 т (сто п’ятдесят тонн), </text:span><text:span text:style-name="T51">неправильно</text:span><text:span text:style-name="T46"> – чвертькілометрова відстань, </text:span><text:span text:style-name="T51">правильно</text:span><text:span text:style-name="T46"> – відстань довжиною 0,25 км (кілометра). </text:span></text:p>
        </text:list-item>
        <text:list-item>
          <text:p text:style-name="P47"><text:span text:style-name="T49">Дата записується словесно-цифровим способом (</text:span><text:span text:style-name="T46">24 серпня 2014 р.</text:span><text:span text:style-name="T49">) або циф­ровим – трьома парами арабських цифр у такій послідов­ності: день, місяць, рік – </text:span><text:span text:style-name="T46">02.02.</text:span><text:span text:style-name="T24">20</text:span><text:span text:style-name="T46">06</text:span><text:span text:style-name="T49"> (тобто 02 лютого 2006 року). У документах матеріально-фінансового характеру дата оформляється словесно-цифровим способом.</text:span></text:p>
        </text:list-item>
        <text:list-item>
          <text:p text:style-name="P47"><text:soft-page-break/><text:span text:style-name="T55">Простий кількісний числівник, який називає однозначне число (б</text:span><text:span text:style-name="T57">ез вказівки на одиниці виміру) відтворюється словом: </text:span><text:span text:style-name="T58">подати у дв</text:span><text:span text:style-name="T60">ох примірниках.</text:span><text:span text:style-name="T62"> </text:span><text:span text:style-name="T61">Якщо є вказівка на одиниці виміру, число позначається цифрою: </text:span><text:span text:style-name="T59">7 </text:span><text:span text:style-name="T60">тонн</text:span><text:span text:style-name="T62">. </text:span><text:span text:style-name="T61">Позначення часових меж завжди за</text:span><text:span text:style-name="T55">писується словами: </text:span><text:span text:style-name="T56">протягом чотирьох місяців.</text:span></text:p>
        </text:list-item>
        <text:list-item>
          <text:p text:style-name="P46"><text:span text:style-name="T49">Порядкові числівники </text:span><text:span text:style-name="T46">перший – другий</text:span><text:span text:style-name="T49"> уживаються на позначення послідовності, порядку: </text:span><text:span text:style-name="T46">перший <text:s/>проект, другий проект, третій проект</text:span><text:span text:style-name="T49">. В інших випадках відтворюють займенник </text:span><text:span text:style-name="T46">інший</text:span><text:span text:style-name="T49">: </text:span><text:span text:style-name="T46">З одного <text:s/>боку, перевага спортсмена в цьому виді змагання була зафіксована, </text:span><text:span text:style-name="T45">з іншого</text:span><text:span text:style-name="T46">, особливої перемоги не відчувалося: суперники були слабкими.</text:span></text:p>
        </text:list-item>
        <text:list-item>
          <text:p text:style-name="P44"><text:span text:style-name="T49">Не можна використовувати розмовні форми на позначення часу з прийменником </text:span><text:span text:style-name="T45">у (в)</text:span><text:span text:style-name="T49">: </text:span><text:span text:style-name="T51">неправильно</text:span><text:span text:style-name="T46"> – Початок засідання у 2 години, </text:span><text:span text:style-name="T51">правильно</text:span><text:span text:style-name="T46"> – Початок засідання </text:span><text:span text:style-name="T45">о 14.00</text:span><text:span text:style-name="T46"> (</text:span><text:span text:style-name="T45">о 16 год</text:span><text:span text:style-name="T46">.). </text:span><text:span text:style-name="T49">При цьому д</text:span><text:span text:style-name="T90">ля офіційно-ділової сфери нормативним є вираз: </text:span><text:span text:style-name="T86">«Десята година двадцять хвилин», – </text:span><text:span text:style-name="T90">хоча в українській мові на позначення неповних годин існують форми з прийменниками </text:span><text:span text:style-name="T83">на</text:span><text:span text:style-name="T89"> (</text:span><text:span text:style-name="T90">як правило, для позначення часу до першої половини години), </text:span><text:span text:style-name="T83">за</text:span><text:span text:style-name="T89"> (</text:span><text:span text:style-name="T90">для позначення часу після першої половини години): </text:span><text:span text:style-name="T87">чверть </text:span><text:span text:style-name="T83">на</text:span><text:span text:style-name="T87"> сьому, </text:span><text:span text:style-name="T83">за</text:span><text:span text:style-name="T87"> десять хвилин восьма </text:span><text:span text:style-name="T89">(тобто через десять хвилин буде восьма година).</text:span></text:p>
        </text:list-item>
      </text:list>
      <text:p text:style-name="P29"><text:span text:style-name="T49">Певну специфіку відтворення в ОДС має </text:span><text:span text:style-name="T37">займенник</text:span><text:span text:style-name="T49">:</text:span></text:p>
      <text:list xml:id="list213035090869334" text:continue-numbering="true" text:style-name="WWNum15">
        <text:list-item>
          <text:list>
            <text:list-item>
              <text:p text:style-name="P46"><text:span text:style-name="T49">слід уникати невиправданого використання займенників:</text:span><text:span text:style-name="T46"> </text:span><text:span text:style-name="T51">неправильно</text:span><text:span text:style-name="T46"> – Прошу </text:span><text:span text:style-name="T45">Вас</text:span><text:span text:style-name="T46"> надати </text:span><text:span text:style-name="T45">мені </text:span><text:span text:style-name="T46">академічну відпустку..., </text:span><text:span text:style-name="T51">правильно</text:span><text:span text:style-name="T46"> – Прошу надати академічну відпустку...</text:span><text:span text:style-name="T49">;</text:span></text:p>
            </text:list-item>
            <text:list-item>
              <text:p text:style-name="P48"><text:span text:style-name="T49">у ділових листах, повідомленнях тощо займенник </text:span><text:span text:style-name="T46">МИ</text:span><text:span text:style-name="T49"> не вживається: </text:span><text:span text:style-name="T46">Нагадуємо..., Попереджаємо..., Пропонуємо..</text:span><text:span text:style-name="T49">;</text:span><text:span text:style-name="T46">.</text:span></text:p>
            </text:list-item>
            <text:list-item>
              <text:p text:style-name="P48"><text:span text:style-name="T49"><text:s/>стилістично розрізняються конструкції з присвійними займенниками </text:span><text:span text:style-name="T46">їхній, їхня, їхнє, їхні</text:span><text:span text:style-name="T49"> і конструкції, в яких у присвійній функції виступає форма родового відмінка займенника </text:span><text:span text:style-name="T46">вони</text:span><text:span text:style-name="T49"> – </text:span><text:span text:style-name="T45">їх</text:span><text:span text:style-name="T49">: </text:span><text:span text:style-name="T46">їхня машина – їх машина</text:span><text:span text:style-name="T49">. Стилістично нейтральна форма </text:span><text:span text:style-name="T45">їх</text:span><text:span text:style-name="T49"> уживається в офіційно-діловому, науковому стилях: </text:span><text:span text:style-name="T45">їх</text:span><text:span text:style-name="T46"> аудиторія, </text:span><text:span text:style-name="T45">їх</text:span><text:span text:style-name="T46"> дослід</text:span><text:span text:style-name="T49">. В інших стилях перевага </text:span><text:soft-page-break/><text:span text:style-name="T49">віддається присвійним займенникам. При цьому в російській мові форми </text:span><text:span text:style-name="T46">ихний, ихняя, ихнее, ихние</text:span><text:span text:style-name="T49"> належать до просторічних, тобто характеризуються більшою, ніж в українській мові, стилістичною обмеженістю</text:span><text:span text:style-name="T32">.</text:span></text:p>
            </text:list-item>
          </text:list>
        </text:list-item>
      </text:list>
      <text:p text:style-name="P29"><text:span text:style-name="T49">Для текстів ОДС характерні безособові та наказові форми </text:span><text:span text:style-name="T37">дієслів</text:span><text:span text:style-name="T49">, а також уживання форми теперішнього часу на позначення постійності дії (</text:span><text:span text:style-name="T46">фірма </text:span><text:span text:style-name="T45">не несе</text:span><text:span text:style-name="T46"> відповідальності, вкладник </text:span><text:span text:style-name="T45">має</text:span><text:span text:style-name="T46"> право, уряд </text:span><text:span text:style-name="T45">пропонує</text:span><text:span text:style-name="T46"> такі заходи, </text:span><text:span text:style-name="T45">уважаємо</text:span><text:span text:style-name="T46"> за необхідне нагадати</text:span><text:span text:style-name="T49"> тощо). Імперативний, розпорядчий характер багатьох документів (протокол, розпорядження, наказ, постанова) зумовив високу частотність </text:span><text:span text:style-name="T37">інфінітивів</text:span><text:span text:style-name="T49"> (</text:span><text:span text:style-name="T46">заслухати, обговорити, підготувати, обґрунтувати, затвердити</text:span><text:span text:style-name="T49">), серед </text:span><text:span text:style-name="T37">дієслівних форм</text:span><text:span text:style-name="T49"> виділяються частотністю використання дієприкметники і дієприслівники. Відтворюючи дієслово та дієслівні форми в ОДС, слід пам’ятати про таке: </text:span></text:p>
      <text:p text:style-name="P29"><text:span text:style-name="T49">а) безособові дієслова, утворені за допомогою постфікса -</text:span><text:span text:style-name="T45">ся</text:span><text:span text:style-name="T49">, використовуються з метою констатації факту в текстах ділового спрямування (інструкції, статути тощо): </text:span><text:span text:style-name="T46">не дозволяється, категорично забороняється, не допускається</text:span><text:span text:style-name="T49">;</text:span></text:p>
      <text:p text:style-name="P29"><text:span text:style-name="T49">б) теперішній час може вживатися в значенні майбутнього, якщо акцентується обов’язковість чогось: </text:span><text:span text:style-name="T46">Конференція </text:span><text:span text:style-name="T45">розпочинає</text:span><text:span text:style-name="T46"> роботу 12 червня 2014 р.</text:span><text:span text:style-name="T49">;</text:span></text:p>
      <text:p text:style-name="P29"><text:span text:style-name="T49">в) майбутній час представлений дієсловами доконаного (проста форма – </text:span><text:span text:style-name="T46">підпишуть угоду</text:span><text:span text:style-name="T49">) і недоконаного виду (складена форма – </text:span><text:span text:style-name="T46">будуть підписувати</text:span><text:span text:style-name="T49">). Перевага надається </text:span><text:span text:style-name="T51">складеним</text:span><text:span text:style-name="T49"> формам дієслів недоконаного виду: </text:span><text:span text:style-name="T46">На конференції</text:span><text:span text:style-name="T49"> </text:span><text:span text:style-name="T45">будуть виступати</text:span><text:span text:style-name="T46"> представники різних конфесій</text:span><text:span text:style-name="T49">;</text:span></text:p>
      <text:p text:style-name="P29"><text:span text:style-name="T49">г) у документах варто уникати умовного способу: </text:span><text:span text:style-name="T51">неправильно</text:span><text:span text:style-name="T49"> – </text:span><text:span text:style-name="T46">Договірні сторони могли би домовитися щодо..., </text:span><text:span text:style-name="T51">правильно</text:span><text:span text:style-name="T46"> – Договірні сторони домовляться щодо...за умови...</text:span><text:span text:style-name="T49">;</text:span></text:p>
      <text:p text:style-name="P29"><text:span text:style-name="T49">ґ) у творенні форм наказового способу не бере участі допоміжне слово </text:span><text:span text:style-name="T46">давайте</text:span><text:span text:style-name="T49">, таким чином, вирази на взірець </text:span><text:span text:style-name="T46">давайте обговоримо, давайте проголосуємо</text:span><text:span text:style-name="T45"> </text:span><text:span text:style-name="T49"><text:s/>не є нормативними;</text:span></text:p>
      <text:p text:style-name="P29"><text:soft-page-break/><text:span text:style-name="T49">д) для інфінітива нормативною є форма на -</text:span><text:span text:style-name="T45">ти</text:span><text:span text:style-name="T49">, а не на -</text:span><text:span text:style-name="T46">ть</text:span><text:span text:style-name="T49">: </text:span><text:span text:style-name="T46">роби</text:span><text:span text:style-name="T45">ти</text:span><text:span text:style-name="T49"> (а не </text:span><text:span text:style-name="T46">робить</text:span><text:span text:style-name="T49">);</text:span></text:p>
      <text:p text:style-name="P29"><text:span text:style-name="T49">е) не вживають у діловому мовленні форм давноминулого часу: </text:span><text:span text:style-name="T51">неправильно</text:span><text:span text:style-name="T49"> – </text:span><text:span text:style-name="T46">я був виконав, проект були узгодили, </text:span><text:span text:style-name="T51">правильно</text:span><text:span text:style-name="T46"> – я виконав, проект узгодили</text:span><text:span text:style-name="T49">;</text:span></text:p>
      <text:p text:style-name="P29"><text:span text:style-name="T49">є) надавати перевагу активним конструкціям (або використовувати безособову конструкцію з формами на -</text:span><text:span text:style-name="T45">но</text:span><text:span text:style-name="T49">, -</text:span><text:span text:style-name="T45">то</text:span><text:span text:style-name="T49">), а не пасивним – навіть тоді, коли реальний суб’єкт мислиться неозначено: </text:span><text:span text:style-name="T51">пасивна</text:span><text:span text:style-name="T49"> – </text:span><text:span text:style-name="T46">інспектори призначаються комісією, </text:span><text:span text:style-name="T51">активна конструкція</text:span><text:span text:style-name="T49"> –</text:span><text:span text:style-name="T46"> інспекторів призначає комісія</text:span><text:span text:style-name="T49">, </text:span><text:span text:style-name="T51">безособова</text:span><text:span text:style-name="T49"> – </text:span><text:span text:style-name="T46">інспекторів (буде) призначено комісією. </text:span><text:span text:style-name="T49">Використання дієслів пасивного стану пов’язано з потребою акцентувати увагу на об’єкті дії, а не на дії: </text:span><text:span text:style-name="T51"><text:s/></text:span><text:span text:style-name="T47">Нормативи</text:span><text:span text:style-name="T46"> встановлюються </text:span><text:span text:style-name="T47">Комітетом зі спорту</text:span><text:span text:style-name="T49">;</text:span></text:p>
      <text:p text:style-name="P29"><text:span text:style-name="T49">ж) у сучасній українській мові не існує форм дієприкметників на взірець </text:span><text:span text:style-name="T46">бувший, сидівший</text:span><text:span text:style-name="T49"> тощо. Уживання активних дієприкметників теперішнього часу з суфіксами </text:span><text:span text:style-name="T46">-уч- (-юч-), -ач- (-яч-)</text:span><text:span text:style-name="T49"> обмежене термінологічною лексикою (</text:span><text:span text:style-name="T46">блукаючий нерв, ведуче колесо, тонізуючі речовини, діючий вулкан, несуча поверхня, лежачий хворий, сидяча робота</text:span><text:span text:style-name="T49">). Щоб уникнути помилок при вживанні дієприкметників, варто пам’ятати про різні засоби української мови, за допомогою яких можна передати ту ж інформацію: підрядні речення, прикметники, іменники, прикметниково-іменникові словосполучення тощо, напр.: </text:span></text:p>
      <table:table table:name="Table2" table:style-name="Table2">
        <table:table-column table:style-name="Table2.A"/>
        <table:table-column table:style-name="Table2.B"/>
        <table:table-row table:style-name="Table2.1">
          <table:table-cell table:style-name="Table2.A1" office:value-type="string">
            <text:p text:style-name="P37"><text:span text:style-name="T51">неправильно</text:span></text:p>
          </table:table-cell>
          <table:table-cell table:style-name="Table2.A1" office:value-type="string">
            <text:p text:style-name="P37"><text:span text:style-name="T51">правильно</text:span></text:p>
          </table:table-cell>
        </table:table-row>
        <table:table-row table:style-name="Table2.1">
          <table:table-cell table:style-name="Table2.A1" office:value-type="string">
            <text:p text:style-name="P37"><text:span text:style-name="T49">інформуючий <text:s text:c="3"/></text:span></text:p>
            <text:p text:style-name="P37"><text:span text:style-name="T49">слідуючий <text:s text:c="9"/></text:span></text:p>
            <text:p text:style-name="P37"><text:span text:style-name="T49">діючий (закон)</text:span></text:p>
            <text:p text:style-name="P37"><text:span text:style-name="T49">існуючі (недоліки)</text:span></text:p>
            <text:p text:style-name="P37"><text:span text:style-name="T49">пануюча (тенденція)</text:span></text:p>
            <text:p text:style-name="P37"><text:span text:style-name="T49">керуючий (банком)</text:span></text:p>
            <text:p text:style-name="P37"><text:span text:style-name="T49">оточуюче (середовище)</text:span></text:p>
          </table:table-cell>
          <table:table-cell table:style-name="Table2.A1" office:value-type="string">
            <text:p text:style-name="P37"><text:span text:style-name="T49">той, хто інформує </text:span></text:p>
            <text:p text:style-name="P37"><text:span text:style-name="T49">наступний, подальший, такий</text:span></text:p>
            <text:p text:style-name="P37"><text:span text:style-name="T49">такий, чинний</text:span></text:p>
            <text:p text:style-name="P38"><text:span text:style-name="T49">наявні</text:span></text:p>
            <text:p text:style-name="P37"><text:span text:style-name="T49">панівна</text:span></text:p>
            <text:p text:style-name="P37"><text:span text:style-name="T49">керівник</text:span></text:p>
            <text:p text:style-name="P37"><text:span text:style-name="T49">довкілля, </text:span><text:soft-page-break/><text:span text:style-name="T49">навколишнє.</text:span></text:p>
          </table:table-cell>
        </table:table-row>
      </table:table>
      <text:p text:style-name="P29"/>
      <text:p text:style-name="P49"><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mn-cs" svg:font-family="+mn-cs" style:font-family-generic="system" style:font-pitch="variable"/>
    <style:font-face style:name="+mn-ea" svg:font-family="+mn-e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ru" fo:country="RU"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font-name="Calibri" fo:font-family="Calibri" style:font-family-generic="roman" style:font-pitch="variable" style:font-name-asian="Times New Roman2" style:font-family-asian="'Times New Roman'" style:font-family-generic-asian="system" style:font-pitch-asian="variable" style:language-asian="ru" style:country-asian="RU"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fo:language="uk" fo:country="UA" style:font-size-asian="12pt" style:language-asian="uk" style:country-asian="UA" style:font-size-complex="12pt"/>
    </style:style>
    <style:style style:name="Default_20_Paragraph_20_Font" style:display-name="Default Paragraph Font" style:family="text"/>
    <style:style style:name="ListLabel_20_1" style:display-name="ListLabel 1"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fo:font-size="14pt" fo:font-style="normal" fo:font-weight="normal" style:font-style-asian="normal" style:font-weight-asian="normal"/>
    </style:style>
    <style:style style:name="ListLabel_20_8" style:display-name="ListLabel 8" style:family="text">
      <style:text-properties style:font-name="Times New Roman" fo:font-family="'Times New Roman'" style:font-family-generic="roman" style:font-pitch="variable" fo:font-size="14pt" fo:font-style="normal" fo:font-weight="normal" style:font-name-asian="Times New Roman2" style:font-family-asian="'Times New Roman'" style:font-family-generic-asian="system" style:font-pitch-asian="variable" style:font-style-asian="normal" style:font-weight-asian="normal" style:font-name-complex="Times New Roman2" style:font-family-complex="'Times New Roman'" style:font-family-generic-complex="system" style:font-pitch-complex="variable"/>
    </style:style>
    <style:style style:name="ListLabel_20_9" style:display-name="ListLabel 9" style:family="text">
      <style:text-properties style:font-name="Times New Roman" fo:font-family="'Times New Roman'" style:font-family-generic="roman" style:font-pitch="variable" fo:font-size="14pt" style:font-name-complex="Times New Roman2" style:font-family-complex="'Times New Roman'"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fo:font-size="14pt"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8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fo:text-indent="-1.085cm" fo:margin-left="3.547cm"/>
        </style:list-level-properties>
        <style:text-properties style:font-name="Times New Roman1"/>
      </text:list-level-style-bullet>
      <text:list-level-style-bullet text:level="3" style:num-suffix="" text:bullet-char="">
        <style:list-level-properties text:list-level-position-and-space-mode="label-alignment">
          <style:list-level-label-alignment text:label-followed-by="listtab" fo:text-indent="-0.635cm" fo:margin-left="4.36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37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07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7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447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1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8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8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3.09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36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3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0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17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4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1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98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8" style:num-suffix="–" text:bullet-char="–">
        <style:list-level-properties text:list-level-position-and-space-mode="label-alignment">
          <style:list-level-label-alignment text:label-followed-by="listtab" text:list-tab-stop-position="3.307cm" fo:text-indent="-1.402cm" fo:margin-left="3.307cm"/>
        </style:list-level-properties>
        <style:text-properties style:font-name="Times New Roman1"/>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4.128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9"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text:start-value="4">
        <style:list-level-properties text:list-level-position-and-space-mode="label-alignment">
          <style:list-level-label-alignment text:label-followed-by="listtab" fo:text-indent="-0.635cm" fo:margin-left="2.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154cm"/>
        </style:list-level-properties>
      </text:list-level-style-number>
      <text:list-level-style-number text:level="3" text:style-name="ListLabel_20_10"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0.95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49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76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03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30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7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8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2.187cm" fo:text-indent="-0.635cm" fo:margin-left="2.187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3.457cm" fo:text-indent="-0.635cm" fo:margin-left="3.45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727cm" fo:text-indent="-0.635cm" fo:margin-left="4.72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997cm" fo:text-indent="-0.635cm" fo:margin-left="5.997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text:list-tab-stop-position="7.267cm" fo:text-indent="-0.635cm" fo:margin-left="7.267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537cm" fo:text-indent="-0.635cm" fo:margin-left="8.53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807cm" fo:text-indent="-0.635cm" fo:margin-left="9.807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text:list-tab-stop-position="11.077cm" fo:text-indent="-0.635cm" fo:margin-left="11.07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347cm" fo:text-indent="-0.635cm" fo:margin-left="12.34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2.223cm" fo:text-indent="-0.635cm" fo:margin-left="2.223cm"/>
        </style:list-level-properties>
        <style:text-properties style:font-name="Symbol"/>
      </text:list-level-style-bullet>
      <text:list-level-style-bullet text:level="2" text:style-name="ListLabel_20_17" style:num-suffix="o" text:bullet-char="o">
        <style:list-level-properties text:list-level-position-and-space-mode="label-alignment">
          <style:list-level-label-alignment text:label-followed-by="listtab" text:list-tab-stop-position="3.493cm" fo:text-indent="-0.635cm" fo:margin-left="3.49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text:list-tab-stop-position="7.303cm" fo:text-indent="-0.635cm" fo:margin-left="7.30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text:list-tab-stop-position="11.113cm" fo:text-indent="-0.635cm" fo:margin-left="11.11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2.223cm" fo:text-indent="-0.635cm" fo:margin-left="2.223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3.493cm" fo:text-indent="-0.635cm" fo:margin-left="3.49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text:list-tab-stop-position="7.303cm" fo:text-indent="-0.635cm" fo:margin-left="7.30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Symbol"/>
      </text:list-level-style-bullet>
      <text:list-level-style-bullet text:level="8" text:style-name="ListLabel_20_22" style:num-suffix="o" text:bullet-char="o">
        <style:list-level-properties text:list-level-position-and-space-mode="label-alignment">
          <style:list-level-label-alignment text:label-followed-by="listtab" text:list-tab-stop-position="11.113cm" fo:text-indent="-0.635cm" fo:margin-left="11.11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0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2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ccp</meta:initial-creator>
    <meta:editing-cycles>12</meta:editing-cycles>
    <meta:creation-date>2016-08-30T12:23:00</meta:creation-date>
    <dc:date>2017-10-01T21:30:33.598653276</dc:date>
    <meta:editing-duration>PT5H52M36S</meta:editing-duration>
    <meta:generator>LibreOffice/5.1.6.2$Linux_X86_64 LibreOffice_project/10m0$Build-2</meta:generator>
    <meta:document-statistic meta:table-count="1" meta:image-count="0" meta:object-count="0" meta:page-count="12" meta:paragraph-count="109" meta:word-count="2362" meta:character-count="18855" meta:non-whitespace-character-count="16217"/>
    <meta:user-defined meta:name="AppVersion">14.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